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Heading_20_1" style:master-page-name="MP0">
      <style:paragraph-properties style:page-number="auto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Normal">
      <style:paragraph-properties fo:margin-left="0cm" fo:margin-right="0cm" fo:text-indent="0.635cm" style:auto-text-indent="false"/>
      <style:text-properties officeooo:paragraph-rsid="0014f312"/>
    </style:style>
    <style:style style:name="P6" style:family="paragraph" style:parent-style-name="Normal">
      <style:text-properties officeooo:paragraph-rsid="0014f312"/>
    </style:style>
    <style:style style:name="P7" style:family="paragraph" style:parent-style-name="Normal">
      <style:paragraph-properties fo:margin-left="0cm" fo:margin-right="0cm" fo:text-indent="0cm" style:auto-text-indent="false" fo:break-before="page">
        <style:tab-stops>
          <style:tab-stop style:position="4.868cm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language-asian="en" style:country-asian="US" style:language-complex="en" style:country-complex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bookmark-start text:name="bookmark0"/>GALENI DE PLENITVDINE LIBER.<text:bookmark-end text:name="bookmark0"/></text:h>
      <text:h text:style-name="Heading_20_2" text:outline-level="2">Cap. I. </text:h>
      <text:p text:style-name="P5">Omnes pr<text:span text:style-name="Default_20_Paragraph_20_Font"><text:span text:style-name="T1">o</text:span></text:span>pe hujusce temporis medicos<text:line-break/>aliud nomen quam plenitudinis neque frequentius nomina-<text:line-break/>re , neque e<text:span text:style-name="Default_20_Paragraph_20_Font"><text:span text:style-name="T1">o</text:span></text:span> quicquam aliud magis ignorare deprehendimus.<text:line-break/>Quicunque igitur possunt rationem tum reddere, tum per-<text:line-break/>cinere, ipsorum plurimi quid ta<text:span text:style-name="Default_20_Paragraph_20_Font"><text:span text:style-name="T1">n</text:span></text:span>dem plenitudi<text:span text:style-name="Default_20_Paragraph_20_Font"><text:span text:style-name="T1">n</text:span></text:span>em appellent<text:line-break/>interr<text:span text:style-name="Default_20_Paragraph_20_Font"><text:span text:style-name="T1">o</text:span></text:span>gantibus, id nomen, quemadm<text:span text:style-name="Default_20_Paragraph_20_Font"><text:span text:style-name="T1">o</text:span></text:span>dum et multum er<text:line-break/>paucum, in relati<text:span text:style-name="Default_20_Paragraph_20_Font"><text:span text:style-name="T1">o</text:span></text:span>ne ad aliquid dici respondent, proinde<text:line-break/>ipsam mensirra definiri non posse. Qu<text:span text:style-name="Default_20_Paragraph_20_Font"><text:span text:style-name="T1">o</text:span></text:span>d enim alteri mus-<text:line-break/>tum , h<text:span text:style-name="Default_20_Paragraph_20_Font"><text:span text:style-name="T1">o</text:span></text:span>c interdum alteri malus est. Quumque ipsius roga-<text:line-break/>veris petend<text:span text:style-name="Default_20_Paragraph_20_Font"><text:span text:style-name="T1">o</text:span></text:span>, ut rem ad quam referri plenitudinem proli-</text:p>
      <text:p text:style-name="P2">te<text:span text:style-name="Default_20_Paragraph_20_Font"><text:span text:style-name="T1">n</text:span></text:span>tor, explicent, nonnulli quidem magis muti quum pisces<text:line-break/>fiunt; quidam vero tam multa et absurda nugantur, ut<text:line-break/>quae ah ipsis enunciantur, ea non pollis assequi. Sed pau-<text:line-break/>cissum multum et paucum pro ratio<text:span text:style-name="Default_20_Paragraph_20_Font"><text:span text:style-name="T1">n</text:span></text:span>e virium intelligi pu-<text:line-break/>tant; fique rursum ipfos rogites, quid vires vocitent, non-<text:line-break/>nulli nihil prorsus respondent; qui vero pronunciare quid<text:line-break/>ausi fuerint, eormn nullus ac alter idem profert; plurimi<text:line-break/>autem omnia potius quam vires interpretantur. Sed si quis<text:line-break/>inter ipfos reperiatur eousque peritus, ut vires dicat esse<text:line-break/>vel effectricem substantiam , vel causam effectricem , rogetur<text:line-break/>postea primum, an quaedam fit substantia ejusmodi, quae<text:line-break/>animal gubernet, delude fi fit, quid tandem ipfia sit , expli-<text:line-break/>cet;. nequaquam prout interrogatur, controversiam diluit.;<text:line-break/>verum aut omnino tacet, aut absurdam adeo profert ora-<text:line-break/>tionem , ut tacere satius sit. Siquis vero in sus comperia-<text:line-break/>tur eousque sapiens ac modestus, ut quae virium sit sub-<text:line-break/>stantia proferre nequeat, quod autem sit, ex actionibus au-<text:line-break/>gmari fe dicat; interrogatus iterum is ipsis, an quae ab</text:p>
      <text:p text:style-name="P2">Asclepiade multisque Asclepiadis sectatoribus ac methodicis<text:line-break/>de eo scripta fuerunt, quod nullae animantibus infuit vires,<text:line-break/>perpenderit discusseritque , apparet utrum ab illis ea pro-<text:line-break/>dita flet, haudquaquam novisse. Rursum prorsum inter<text:line-break/>illos ipsus, quicunque vi<text:span text:style-name="Default_20_Paragraph_20_Font"><text:span text:style-name="T1">r</text:span></text:span>es non esse contendunt, quod rela-<text:line-break/>tione quidem ad ipsas plenitudinem tum intelligi, tum con-<text:line-break/>stitui negent, dilucidius innotescit. Non enim fieri potest,<text:line-break/>ut plenitudo comparatione ad imperfectum , qui plane non<text:line-break/>existit, habitum et intelligatur et constituatur; ceu ad solas<text:line-break/>valo<text:span text:style-name="Default_20_Paragraph_20_Font"><text:span text:style-name="T1">r</text:span></text:span>um capacitates et multum et paucum contendunt esse.<text:line-break/>I<text:span text:style-name="Default_20_Paragraph_20_Font"><text:span text:style-name="T1">n</text:span></text:span>terdum ve<text:span text:style-name="Default_20_Paragraph_20_Font"><text:span text:style-name="T1">r</text:span></text:span>o per initia neque omnino plenitudinem nomi-<text:line-break/>nant, neque ab ea aliquam evacuationis in dicationem acci-<text:line-break/>piunt, sed a sola constipatione , quam quod nemo illorum<text:line-break/>eodem modo recenset, alibi demonstravimus. Est sane ter-<text:line-break/>tius quidam estus chorus illorum , qui neque norunt utrum<text:line-break/>et quaedam fint et an minime sint vires, neque se inquirere<text:line-break/>fatentur, verum signis quibusdam evidenter. apparentibus<text:line-break/>circa aegrotantem obortis longa experientia libi evacuatio-<text:line-break/>nem inventam dicunt. Hi fi rogentur, quae tandem sint ea</text:p>
      <text:p text:style-name="P2">signa, valorum distentionem, ruborem, universi corporis<text:line-break/>gravitatem, ad motum pigritiam, memhrorumque trusionem<text:line-break/>esse pronunciant. Eorum nonnulli et ulcero<text:span text:style-name="Default_20_Paragraph_20_Font"><text:span text:style-name="T1">s</text:span></text:span>um opero-.<text:line-break/>fumque lassitudinis <text:span text:style-name="Default_20_Paragraph_20_Font"><text:span text:style-name="T1">t</text:span></text:span>ensum adiiciu<text:span text:style-name="Default_20_Paragraph_20_Font"><text:span text:style-name="T1">n</text:span></text:span>t; ad haec priorem ritam<text:line-break/>in etio et liberaliore eduliorum ac potuum usu transactam,<text:line-break/>et consuetarmn excretionum rete<text:span text:style-name="Default_20_Paragraph_20_Font"><text:span text:style-name="T1">n</text:span></text:span>tione. In hac igitur fyn-<text:line-break/>drome ( sic enim vocant <text:span text:style-name="Default_20_Paragraph_20_Font"><text:span text:style-name="T1">s</text:span></text:span>ymptomatum co<text:span text:style-name="Default_20_Paragraph_20_Font"><text:span text:style-name="T1">n</text:span></text:span>geriem j ve<text:span text:style-name="Default_20_Paragraph_20_Font"><text:span text:style-name="T1">n</text:span></text:span>ae fe-<text:line-break/>dio<text:span text:style-name="Default_20_Paragraph_20_Font"><text:span text:style-name="T1">n</text:span></text:span>em ex ob<text:span text:style-name="Default_20_Paragraph_20_Font"><text:span text:style-name="T1">s</text:span></text:span>ervationibus factis ajunt prodesse. Hi igitur.<text:line-break/>non folum a fe ipsis, verum ab universis aliis hominibus<text:line-break/>etiam rationem auferunt, quum experientia omnia reperiri<text:line-break/>asserunt. Alii vero, quemadmodum jam nu<text:span text:style-name="Default_20_Paragraph_20_Font"><text:span text:style-name="T1">n</text:span></text:span>c dictum est,<text:line-break/>ratione utundum esse pronunciant. Hi vires quoque nullas<text:line-break/>plane esse ; illi .esse quidem , fed earum substantiam a nullo<text:line-break/>cognosci constent; ut paucissimi suit, qui virium aut facul-<text:line-break/>tatum substantiam et essentiam pronunciare audeant; imo<text:line-break/>nec harum etiam numerum, nec essentiam eandem omnes<text:line-break/>ostendunt. Quinetiam. ex istis qui commentarios posteris.<text:line-break/>reliquerunt, quidam minore negotio tanquam de una facule.</text:p>
      <text:p text:style-name="P2">tale animal rege<text:span text:style-name="Default_20_Paragraph_20_Font"><text:span text:style-name="T1">n</text:span></text:span>te disputant, nulla ratione adhibita; qui-<text:line-break/>dant id pr<text:span text:style-name="Default_20_Paragraph_20_Font"><text:span text:style-name="T1">o</text:span></text:span>bare conantes , plures quam unam non esse ajunt.<text:line-break/>Proinde necesse est latu illum, qui in aegrotantis corpore<text:line-break/>plenitudinem esse judicet, a medicis empiricis appellatis et<text:line-break/>methodicis, sive ad vires, sive ad vasa plenitudo respiciat,<text:line-break/>dissensisse.</text:p>
      <text:h text:style-name="Heading_20_2" text:outline-level="2">Cap. ss </text:h>
      <text:p text:style-name="P5">Jam vero et a nobis adversus empiricos- et<text:line-break/>methodicos oratio <text:span text:style-name="Default_20_Paragraph_20_Font"><text:span text:style-name="T1">in aliud tempu</text:span></text:span>s disseratur; alios vero ag-<text:line-break/>gradiamur, qui ratione artem administrari dicunt, Sed et<text:line-break/>nonnulli hujus tempestatis eo procedunt audaciae, .ut etiam<text:line-break/>rectarum nomina sibi nscribant; quum quae ad ipsas spectant,<text:line-break/>eorunr nihil quicquam agnoscere possint. . Audire etenim fre-<text:line-break/>quenter licet multos coram aegris dicentes , hic homo ple-<text:line-break/>nus est, ipfique vena incidenda; at ubi de ratione mentio<text:line-break/>inciderit, <text:span text:style-name="Default_20_Paragraph_20_Font"><text:span text:style-name="T1">t</text:span></text:span>e empiricos vel methodicos appellant. Sed, quod<text:line-break/>diximus , ad eos qui analogismo utuntur , digressi , cum eo-<text:line-break/>tam praecipuis disseramus , qui semper exviribus plenitudi-<text:line-break/>nem metiuntur. Arguuntur enim lu neque utres neque cu-</text:p>
      <text:p text:style-name="P2">loos praetor m<text:span text:style-name="Default_20_Paragraph_20_Font"><text:span text:style-name="T1">o</text:span></text:span>dum repletos vidisse; imo ne cibi quidem<text:line-break/>justo plus aliquando sumpsisse., ut venter distenderetur, ne-<text:line-break/>que urinam in vesica quam deceat copiosiorem , aut. stercus<text:line-break/>lu recto intestino collegisse. Nam in omnibus hujusmodi<text:line-break/>affectionibus singula quae diximus organa sic evidenter dis-<text:line-break/>tenduntur, ut nisi quod exuberat exerementum, celerius<text:line-break/>excernunt, laesionem homo lubeat. Non tamen idem extat<text:line-break/><text:span text:style-name="Default_20_Paragraph_20_Font"><text:span text:style-name="T1">t</text:span></text:span>en<text:span text:style-name="Default_20_Paragraph_20_Font"><text:span text:style-name="T1">t</text:span></text:span>us rei gravantis aut mordentis , aut abdita quadam qua-<text:line-break/>litate laedentis. Audimus certe idiotas qu<text:span text:style-name="Default_20_Paragraph_20_Font"><text:span text:style-name="T1">o</text:span></text:span>que idem sibi<text:line-break/>accide<text:span text:style-name="Default_20_Paragraph_20_Font"><text:span text:style-name="T1">n</text:span></text:span>s evidenter citra ullam de dogmate contentio<text:span text:style-name="Default_20_Paragraph_20_Font"><text:span text:style-name="T1">n</text:span></text:span>em in-<text:line-break/>ter pr e tar i, ut interdum quidem tanquam alimentis quant<text:span text:style-name="Default_20_Paragraph_20_Font"><text:span text:style-name="T3">um</text:span></text:span>-<text:line-break/>vis parce assumptis grave<text:span text:style-name="Default_20_Paragraph_20_Font"><text:span text:style-name="T1">n</text:span></text:span>tur premantmque ; interdum vero<text:line-break/>quasi m<text:span text:style-name="Default_20_Paragraph_20_Font"><text:span text:style-name="T1">o</text:span></text:span>rdeantur ac penitus eroduntur, At saepe<text:span text:style-name="Default_20_Paragraph_20_Font"><text:span text:style-name="T1">n</text:span></text:span>umero<text:line-break/>quum accurate , quid acciderit , enarrare nesciunt , fe fasti-<text:line-break/>dio laborare proferunt. Nullus siquidem istorum sensuum<text:line-break/>propter immodicam ciborum copiam, qua venter extentus<text:line-break/>diflentusque plurimum est, idem apud homines illos apparet.<text:line-break/>Illuc est , quod in hujusmodi corp<text:span text:style-name="Default_20_Paragraph_20_Font"><text:span text:style-name="T1">o</text:span></text:span>ris constitutione ventrem</text:p>
      <text:p text:style-name="P2">rumpi metuant, quum nos eum vehementer intentum con-<text:line-break/>spicimus. Ubi vero gravari dicunt, contractum hrterdunr<text:line-break/>videmus. Sic de vesica quoque i<text:span text:style-name="Default_20_Paragraph_20_Font"><text:span text:style-name="T1">udicabi</text:span></text:span>s; cujus quidem<text:line-break/>alia est affectio , quum humoris plurimum , alia quum pau-<text:line-break/>cum continet, aut quum gravatur; ac proinde exeretiouem,.<text:line-break/>dum ex plenitudine tenditur, copiosum conspicere licet;<text:line-break/>dum gravatur, pauc<text:span text:style-name="Default_20_Paragraph_20_Font"><text:span text:style-name="T3">issim</text:span></text:span>a m quidem, fed frequentissimam;<text:line-break/>non enim impletionis tempus expectat, verum quod mole-<text:line-break/>stum est, quamprimum cupit expellere; quemadmodum quo-<text:line-break/>que ubi a mordaci illius qualitate stimulatur ; tunc enim con-<text:line-break/>tinuam molitur exeretionem. Itaque qumn gravatur, tau-<text:line-break/>quam ab ea quae continetur sarcula, tunc non recte quis<text:line-break/>dixerit, eam male assiri, fed .ipsi copiam oneri esse, tuni-<text:line-break/>cam licet omnino non distendat. Isse jam fi huiusce opiuio-<text:line-break/>nis principes prorsus affirmant, illis, qui contraria sentiunt,<text:line-break/>negantibus ; utrique denuo interrogandi sunt , utrum vesica<text:line-break/>eodem dolore vexetur, qumn quoquo versum distenditur et</text:p>
      <text:p text:style-name="P2">rumpi periclitatur, qu<text:span text:style-name="Default_20_Paragraph_20_Font"><text:span text:style-name="T1">o</text:span></text:span>d contentum n<text:span text:style-name="Default_20_Paragraph_20_Font"><text:span text:style-name="T1">o</text:span></text:span>n amplius perferat,<text:line-break/>quumque gravatur ac m<text:span text:style-name="Default_20_Paragraph_20_Font"><text:span text:style-name="T1">o</text:span></text:span>rdetur. - Hic enim .rursus qui ad<text:line-break/>vaf<text:span text:style-name="Default_20_Paragraph_20_Font"><text:span text:style-name="T1">o</text:span></text:span>rum capacitates plenitudinem semper aestimant; ex facili<text:line-break/>c<text:span text:style-name="Default_20_Paragraph_20_Font"><text:span text:style-name="T1">o</text:span></text:span>ncedunt; qui quoad vires, quaestiones hujusmodi moleste<text:line-break/>ferunt, snccenfentque variis modis, sursum et deorsum re- .<text:line-break/>nitentes, qu<text:span text:style-name="Default_20_Paragraph_20_Font"><text:span text:style-name="T1">o</text:span></text:span>d nolint hanc osse plenitudinem concedere.<text:line-break/>Nos itaque utrosque a contentione liberari cupientes, ad<text:line-break/>conc<text:span text:style-name="Default_20_Paragraph_20_Font"><text:span text:style-name="T1">o</text:span></text:span>rdiam adhortati sumus ; hos qui plenitudinem non ad<text:line-break/>valla continentis capacitatem unquam relatione diri putent,<text:line-break/>quibuscum primis disputationem incepimus, monentes veri-<text:line-break/>tati ne obstreperent, memores, partes dum repletae distem-<text:line-break/>dantur, eas molestiis affici ; illos, qui s<text:span text:style-name="Default_20_Paragraph_20_Font"><text:span text:style-name="T1">o</text:span></text:span>lum ita plenitudinem<text:line-break/>consistere autumant, ut qu<text:span text:style-name="Default_20_Paragraph_20_Font"><text:span text:style-name="T1">o</text:span></text:span>d. gravat, corp<text:span text:style-name="Default_20_Paragraph_20_Font"><text:span text:style-name="T1">o</text:span></text:span>ri, quod gravatur,<text:line-break/>plenitudinem esse concederent. Utrosque rursum appareo- .<text:line-break/>tibus indiciis flectentes, in mentem revocemus eis praecipue, .<text:line-break/>qui quoad vires solum copiam intelligi profitentur, . tum pe-<text:line-break/>ritunaeum ruptum, aut edusiorum plenitudine dilatatum,<text:line-break/>tum fii rebhs externis demonstremus <text:span text:style-name="Default_20_Paragraph_20_Font"><text:span text:style-name="T1">i</text:span></text:span> utres et vesicas hoc</text:p>
      <text:p text:style-name="P1">pati,: imo nonnunquam dolia ipsa, quum spiritui violento<text:line-break/>plena fuerint. Quaeramus autem de his qui e p<text:span text:style-name="Default_20_Paragraph_20_Font"><text:span text:style-name="T3">ulm</text:span></text:span>one<text:line-break/>sanguinem propter vasis rupturam, citra ictum, vel cusum,<text:line-break/>vel aliam quandam id genus extraneam violentiam extussiunt,<text:line-break/>num putent ipsos ab immoderata plenitudine vas distendente<text:line-break/>in hunc affectum incidisse ? Caeterum alios separatim ad-<text:line-break/>moneamus, puerum vehementer pusillum idem onus ac ado-<text:line-break/>lescentem bono corporis habitu praeditum ferre nequaquam<text:line-break/>posse (quod enim puero, arbitror, suerit gravissimum, hoc<text:line-break/>adolescenti levissimum erit j. Utrum igitur neque onus om-<text:line-break/>nino id, quod quis ferre nequit, neque multum, id quod<text:line-break/>gravat adeo , vocabimus ? An onus quidem et gravitatem,<text:line-break/>plenitudinem vero nuncupari non permittemus? Verum<text:line-break/>ita de dictione, non de re disceptatio erit. At quod ad<text:line-break/>alium modum pertinet, ne homo quidem habendus est, qui<text:line-break/>se nunquam, viginti licet talenta ejus humeris imposueris,<text:line-break/>gravari dicati lis autem qui sese dogmati servili addixerunt,<text:line-break/>nihil satis dixi potest:. Quamobrem eos jam omittamus , imo</text:p>
      <text:p text:style-name="P1">si verum oporteat dicere , hinc discedere jnbentes , cum illo;<text:line-break/>quicunque ingenuus et veritatis amator extiterit, disseramus.</text:p>
      <text:h text:style-name="Heading_20_2" text:outline-level="2">C ap. HI. . </text:h>
      <text:p text:style-name="P5">Duas igitur plenitudinis tum notiones tum<text:line-break/>relationes suili erimus; hunc ut ad virium robur et facultatem<text:line-break/>corporis eam susti<text:span text:style-name="Default_20_Paragraph_20_Font"><text:span text:style-name="T1">n</text:span></text:span>entis ; illam ut ad suscipientem capacita-<text:line-break/>tem. Atque sus suppositis, tum quot universae animalis<text:line-break/>sint facultates, tum qua ratione cujusque ap<text:span text:style-name="Default_20_Paragraph_20_Font"><text:span text:style-name="T1">t</text:span></text:span>arum pleuitu-<text:line-break/>diuem vel cognoscemus, vel curabimus, deinceps inspicia-<text:line-break/>mus ; hrs<text:span text:style-name="Default_20_Paragraph_20_Font"><text:span text:style-name="T1">n</text:span></text:span>per vero quot universae humorum species existant,<text:line-break/>qui vel gravant vires , vel in vasis contineri nequeunt. In<text:line-break/>his erum messicum oportet esse et studiofum et excellentem,<text:line-break/>non lu evidentibus contemnendis, quae omnis demonstratio-<text:line-break/>, riis initia sunt. Sed nihil fortassis admiratione dignum igno-<text:line-break/>rari et id ap<text:span text:style-name="Default_20_Paragraph_20_Font"><text:span text:style-name="T1">t</text:span></text:span>um ab istis, qui nihil de demonstratione per-<text:line-break/>pendemus, nihil invenerunt, nihil didicerunt. nihil exer-<text:line-break/>cuernut. Ita vero imperiti sunt, ut nunc si quis eorum sus<text:line-break/>commentariis occurrerit, ferret me primum hoc in opere<text:line-break/>demonstraturum, quae omnino eum novisse oportet, qui de</text:p>
      <text:p text:style-name="P2">plenitudine .accurate quid c<text:span text:style-name="Default_20_Paragraph_20_Font"><text:span text:style-name="T1">o</text:span></text:span>nsideraturus sit; delude cujus-<text:line-break/>que plenitudinis dignotionem et curationem inventurum;<text:line-break/>ignorans; si res tam arduae eam haberent naturam, ut uno<text:line-break/>libro doceri possent, artem longam non fore. Nos sime,<text:line-break/>quod alia quaedam lu arteriis, alia lu nervis et venis sit<text:line-break/>facultas , in libris de Hippocratis et Platonis placitis abunde<text:line-break/>demonstravimus. In eodem opere docuimus, arteriarum<text:line-break/>facultatis veluti fontem quendam esse cor ; nervorum cere-<text:line-break/>brum; venarum jecur. Porro lu opere, quod de Elemen-<text:line-break/>tis ex Hippoeratis sententia inscripsunus, ludicavimus fub-<text:line-break/>stantiam generationi et interitui obnoxiam qualitatibus qua-<text:line-break/>tuor, humore, siccitate, calore et frigore per tutam ipsam<text:line-break/>immutari ; et propriam corporis cujusque substantiam in cer-<text:line-break/>to quodam harum temperamento consistere; ob idque etiam<text:line-break/>facultatum ipsis corpora gubemantiunr essentia temperamenti<text:line-break/>proprietas existit. ostendimus haec in libro de naturalibus<text:line-break/>facultatibus, necnon alio iir opere privatim. Quinetiam<text:line-break/>faece i<text:span text:style-name="Default_20_Paragraph_20_Font"><text:span text:style-name="T1">n</text:span></text:span> pluribus commentariis jam a nobis dicta sunt utrius-</text:p>
      <text:p text:style-name="P2">que plenitudinis generis dignoscendi signa , et uniuscujusque<text:line-break/>sub utroque feorfum. Utriusque autem <text:span text:style-name="Default_20_Paragraph_20_Font"><text:span text:style-name="T1">plenitudini</text:span></text:span>s dico,<text:line-break/>tum ad vires, seu facultatem, tum ad enchyma; vocant<text:line-break/>enim sic alterum plenitudinis genus, quod locus continens<text:line-break/>metitur, consistens non in animantibus stilum, fed etiam in<text:line-break/>inanimatis itidem, velut pannis, crinibus, pestibus, vasis<text:line-break/>tum -fictilibus tum aereis ferreisque, et caeteris quae ex<text:line-break/>aere, argento et stanno fiunt. Haec etenim etiam rum-<text:line-break/>puntur , si multum spiritalis substantiae i<text:span text:style-name="Default_20_Paragraph_20_Font"><text:span text:style-name="T1">n</text:span></text:span>tus in fe conclusum<text:line-break/>habeant, nisi quis forsan et eam plenitudinem. relatione ad<text:line-break/>contentricenr facultatem velit cousistere, oblitus sententiae,<text:line-break/>cujus antea meminimus in facultatis nomine , dicentes ean-<text:line-break/>dem esse causant effectricem , ut nihil intersit aut effectricem<text:line-break/>aut essicieutem licere. Neque vero si quis substantiam esse<text:line-break/>tum causam effectricem velit licere , reclamamus ; fed illud<text:line-break/>tantum hoc in fermone observari volumus, et effectricem<text:line-break/>et activam diri, non passivam ct materialem sive caulam sive</text:p>
      <text:p text:style-name="P2">substantiam esse facultatem. Quod si ob<text:span text:style-name="Default_20_Paragraph_20_Font"><text:span text:style-name="T1">s</text:span></text:span>ervemus , liquet fa-<text:line-break/>cultatem actionis causam fore. Necessitas autem exigit,<text:line-break/>actionem, ipsimi quoque esse agentis ad rem patientem mo-<text:line-break/>tum; quemadmodum et affectum in patiente motum esse<text:line-break/>ab agente ad rem patientem. Quamobrem facultatis notio<text:line-break/>in relatione ad aliquid dicitur; substantia lu dispositione ad<text:line-break/>aliud versatur. At facere quodcunque, aut agere lu fe<text:line-break/>ipsum, praeter notionem est; ita quoque et continere fele.<text:line-break/>Qui etenim maxime contentricem facultatem , ut Stoici, in-<text:line-break/>vexerunt, quod continet, aliud, aliud, quod continetur, fa-<text:line-break/>ciunt. Nam spirituosum substantiam, quod continet; ma-<text:line-break/>terialem, quod consuletur, <text:span text:style-name="Default_20_Paragraph_20_Font"><text:span text:style-name="T1">appellarunt. </text:span></text:span>Huic aerem et<text:line-break/>ignem continere dicunt; terram vero et aquam <text:span text:style-name="Default_20_Paragraph_20_Font"><text:span text:style-name="T1">ab illis</text:span></text:span> con-<text:line-break/>tineri. Quanquam nonuulli ex sus qui <text:span text:style-name="Default_20_Paragraph_20_Font"><text:span text:style-name="T1">t</text:span></text:span>e nunc Herophileos<text:line-break/>nominant, haec quum ne per somnium quidem audiverint,<text:line-break/>summa pronunciant cousidentia de contentrice facultate;<text:line-break/>constantes quidem fe ignorare, utrum aer, aut ignis, aut<text:line-break/>utrumque, lapides, ligna, et quae su<text:span text:style-name="Default_20_Paragraph_20_Font"><text:span text:style-name="T1">n</text:span></text:span>t hujusmodi caetera</text:p>
      <text:p text:style-name="P2"><text:span text:style-name="Default_20_Paragraph_20_Font"><text:span text:style-name="T4">c</text:span></text:span><text:span text:style-name="Default_20_Paragraph_20_Font"><text:span text:style-name="T1">o</text:span></text:span>ntineat ; affirmantes autem simpliriter facultatem quandam<text:line-break/><text:span text:style-name="Default_20_Paragraph_20_Font"><text:span text:style-name="T4">esse , </text:span></text:span>quae hujusmodi omnia comprehendat ; nam dissolvi ac<text:line-break/>distinere oporteret, nisi aliquid ea colligeret et complectere-<text:line-break/>tur. Postea rogati, nunquid in oratione tali audeant uti<text:line-break/>axiomate, <text:span text:style-name="Default_20_Paragraph_20_Font"><text:span text:style-name="T1">Quae existunt</text:span></text:span> o<text:span text:style-name="Default_20_Paragraph_20_Font"><text:span text:style-name="T1">mnia, re continente indigere;<text:line-break/>nec ne;</text:span></text:span> illico quidem et prompte respondent, quaestionem-<text:line-break/>que asseverant; at lude ad absurdum abducti, praedictis tri-<text:line-break/>buunt, et indignantur interrogantibus, tanquam fupervaca-<text:line-break/>neis sophistis. In usu enim est apud hujus seculi medicos,<text:line-break/>fi quid aliud, ut de maximis decretis promptu ferant sen-<text:line-break/>sentiam; reprehensi vero doleant, corripientesque ipsos<text:line-break/>sophistas vocitent. Hoc igitur modo orationem in absurdum<text:line-break/>quippiam decidere necessarium est, dum nos res omnes .<text:line-break/>continentem causam requirere contendimus. .Jam tibi re-<text:line-break/>censeo contentricem causam, quaenam illa sit, Herophllei<text:line-break/>enim ipsam fatentur se ignorare , utrum ex iis quae sinit ali-<text:line-break/>quid, an ex iis, quae non sunt, eum ipsi accipiunt ? Si<text:line-break/>enim ex iis, quae non sunt, admiror virorum sapientiam, si</text:p>
      <text:p text:style-name="P2">et e<text:span text:style-name="Default_20_Paragraph_20_Font"><text:span text:style-name="T1">o</text:span></text:span>rum, quae sunt, unumquodque rerum non exissem-<text:line-break/>tium egere aliqua pronuncient ; si vero lu rebus contemtui-<text:line-break/>cem causam statuant, meminerint se dixisse, res om<text:span text:style-name="Default_20_Paragraph_20_Font"><text:span text:style-name="T1">n</text:span></text:span>es, ut<text:line-break/>sint, contentrice causa suffigere. Accidet enim ita, et causam<text:line-break/>ipsam altera quoque causa, quo consistat, egere, et illam<text:line-break/>rursus altera, idque <text:span text:style-name="Default_20_Paragraph_20_Font"><text:span text:style-name="T1">sic</text:span></text:span> in i<text:span text:style-name="Default_20_Paragraph_20_Font"><text:span text:style-name="T1">n</text:span></text:span>finitum. Quod si entium alia<text:line-break/>aliam qua<text:span text:style-name="Default_20_Paragraph_20_Font"><text:span text:style-name="T1">n</text:span></text:span>dam causam ad esse desiderare , esta vero esse ex<text:line-break/>se ipsis habere dixerint ; primum i<text:span text:style-name="Default_20_Paragraph_20_Font"><text:span text:style-name="T1">n</text:span></text:span>telligant se nequaquam<text:line-break/>axioma, quod ab initio ut longe -erissimum proposuerunt,<text:line-break/>observare, e<text:span text:style-name="Default_20_Paragraph_20_Font"><text:span text:style-name="T1">n</text:span></text:span>s nimirum omne ad esse causam continentem<text:line-break/>requirere; deinde prolixissimam producere orationem, cur<text:line-break/>quaedam ea indigeant , quaedam no<text:span text:style-name="Default_20_Paragraph_20_Font"><text:span text:style-name="T1">n</text:span></text:span> indigeant , vel qualia<text:line-break/>sint ex his ipsis utraque. Nam neque Herophileorum pluri-<text:line-break/>que, neque recentiores Stoici, aliqua demonstratio<text:span text:style-name="Default_20_Paragraph_20_Font"><text:span text:style-name="T1">n</text:span></text:span>e fpiri-<text:line-break/>tum et ignem tum semet tum alia continere, aquam atque<text:line-break/>terram alio continente i<text:span text:style-name="Default_20_Paragraph_20_Font"><text:span text:style-name="T1">n</text:span></text:span>digere produnt. Quam etenim<text:line-break/>prompta imaginatione durum, renitens, et densum sc con-</text:p>
      <text:p text:style-name="P2"><text:span text:style-name="Default_20_Paragraph_20_Font"><text:span text:style-name="T1">tin</text:span></text:span>ere ; rarum vero et molle et cedens alterum; quod con-<text:line-break/>timeat, postulare dicitur- At hi viri non solum nullam pro-<text:line-break/>ferentes demonstrationem <text:span text:style-name="Default_20_Paragraph_20_Font"><text:span text:style-name="T1">t</text:span></text:span>uae ipsorum suppositioni fidem<text:line-break/>adhiberi volunt, sed etiam pugnantem in seipsam statuentes<text:line-break/>postea non percipiunt. Nam aerem et ignem omnium<text:line-break/>tenuissima, mollissima et facillime cedentia, terrae duritiei<text:line-break/>et soliditatis esse caulam dicunt; quasi vero aliud alii aut fa-<text:line-break/>. cultatem, aut naturam, aut actionem, aut qualitatem eam<text:line-break/>possit communicare, quam ipsum nondum receperit. Et-<text:line-break/>e<text:span text:style-name="Default_20_Paragraph_20_Font"><text:span text:style-name="T1">n</text:span></text:span>im ah igne non modo nihil conti<text:span text:style-name="Default_20_Paragraph_20_Font"><text:span text:style-name="T1">n</text:span></text:span>eri, sed etiam omnia<text:line-break/>dissolvi , perspicue liquet. Verum co<text:span text:style-name="Default_20_Paragraph_20_Font"><text:span text:style-name="T1">n</text:span></text:span>tra Stoicorum hypo-<text:line-break/>thesim complura alibi scripsimus. Nunc ad Heropblleos re-<text:line-break/>ve<text:span text:style-name="Default_20_Paragraph_20_Font"><text:span text:style-name="T1">r</text:span></text:span>tor. Atque adversus hos lu praesentia di<text:span text:style-name="Default_20_Paragraph_20_Font"><text:span text:style-name="T3">x</text:span></text:span>isse satis. erit,<text:line-break/>antesignano videlicet illorum et praesidi longe diversa acci-<text:line-break/>disse , quod in permultis adeo , quae promptas demonstra-<text:line-break/>tiones habeant, addubitet; de -illis. ve<text:span text:style-name="Default_20_Paragraph_20_Font"><text:span text:style-name="T1">r</text:span></text:span>o, quae demonstrari<text:line-break/>nequeunt, quorumque falsa est hypothesis, sententiam pro-<text:line-break/>ferat.</text:p>
      <text:h text:style-name="P4" text:outline-level="2">Cap. IV. </text:h>
      <text:p text:style-name="P5">Itaque his etiam omissis rursus dicamus,<text:line-break/>distentionem et ex plenitudine factam ruptionem, vasorum<text:line-break/>ipsorum continentium ; non facultatis cujusdanr affectus esse ;<text:line-break/>at gravitatem se<text:span text:style-name="Default_20_Paragraph_20_Font"><text:span text:style-name="T1">n</text:span></text:span>tientis facultatis. Nam neque ad hunc to-<text:line-break/>tam ea absolute spectat, naturalis siquidem facultatis asse-<text:line-break/>otus gravitas non est. Quapropter si recte in commentario<text:line-break/>de facultatibus naturalibus demonstravi unam idoneorum at-<text:line-break/>tractricem esse facultatem, alteram eorundem alteratricem,<text:line-break/>tertiam retentricem, et quartam alienorum expultricem,<text:line-break/>alias quasdam plenitudinis notas in singusis praedictis simul- .<text:line-break/>tatibus quaerere oportet, quum g<text:span text:style-name="Default_20_Paragraph_20_Font"><text:span text:style-name="T1">r</text:span></text:span>avitas fatis esse non po-<text:line-break/>tesu Non enim quemadmodum imbecillis ventriculus,<text:line-break/>quae ipsum gravant, ob eximium sensum percipit, ita venae.<text:line-break/>atque arteriae eundem, sed diversum sensum obtinent.. - An<text:line-break/>- idem quoque genus in nervis existat, pluris verbis ad fidem.<text:line-break/>faciendam opus esu Arteriarum igitur plenitudinis , ut ad<text:line-break/>ipsarum vires ; nolae scientificae in opere de pulsibus tradi-</text:p>
      <text:p text:style-name="P2">tue fnnt. Noverunt autem ex his plane nihil, qui ex fa-<text:line-break/>cili quotidie plenitudinem nominant. Non tamen pleuitu-<text:line-break/>dinis ad venas signum quoddam scientificum ipse inveni; nec<text:line-break/>ab altero scriptum invenire potui; quandoquidem impri-<text:line-break/>mis nemo ante nos ipsus facultates scienter distinxit. Paucis<text:line-break/>enim Philippus et Arcbigenes earum -speculationem attige-<text:line-break/>runt, absolute vero ne unus istorum quidem absolvit; sied<text:line-break/>praesens hic sermo non haec solum inquirit, verum etiam<text:line-break/>cujusque partis plenitudinem , utjechroris, vel cornis, ve<text:span text:style-name="Default_20_Paragraph_20_Font"><text:span text:style-name="T1">r<text:line-break/></text:span></text:span>renum, vel coli, vel cerebri, vel ossis. Quae igitur ex<text:line-break/>istis aut difficilem aut nullum habent sensum, ea non simili<text:line-break/>modo cum ventriculo et vesica in ipsis recrementa sentiunt- .<text:line-break/>Quaedam autem prorsus nihil, quaedam aut omnino obscures<text:line-break/>aut nihil;- obscure quidem narium, ut lu pleni tudine inuno-<text:line-break/>dica; nihil, ut in modica. Quinetiam pulmoni, jecinori<text:line-break/>et renibus gravitatis sensus interdum innascitur. Etiam<text:line-break/>quis gravari os ; fed obscure admodum percepit. In ce<text:span text:style-name="Default_20_Paragraph_20_Font"><text:span text:style-name="T1">r</text:span></text:span>e-</text:p>
      <text:p text:style-name="P2">br o saepe non obfimra solum gravitas, sini manifesta etiam<text:line-break/>apparet. In partibus fensu vacuis nullum nec gravitatis,<text:line-break/>nec alterius cuiuspiam symptomatis <text:span text:style-name="Default_20_Paragraph_20_Font"><text:span text:style-name="T1">t</text:span></text:span>ensum oboriri constat.<text:line-break/>Ex ossibus quaedam sensus expertia ridentur , ad haec ad-<text:line-break/>eps , et quaedam glandulae , praeterea medullae omnes in-<text:line-break/>ter partes sensu vacuas existu<text:span text:style-name="Default_20_Paragraph_20_Font"><text:span text:style-name="T1">n</text:span></text:span>t. ^Cerebrum et spinalis me--<text:line-break/>dulia, ut nonnulli asserunt, ex partibus sunt praeditis fien-<text:line-break/>sit. Quidam certe carnem circa gibbas jecinoris partes si-<text:line-break/>tam,. quam plerique medici parenchyma vocant, scusibilem<text:line-break/>affirmat; neque enim nervus omnino unquam ei inseritur.<text:line-break/>Dubitaverit quoque quispiam de illa, quae simis ejus locis<text:line-break/>adlucet. Ita namque exiles sinrt nervi qui jecinoris portis<text:line-break/>inseruntur, ut membranam susum ipsius contexere videantur.<text:line-break/>Eadem insuper alicui et in lie<text:span text:style-name="Default_20_Paragraph_20_Font"><text:span text:style-name="T1">n</text:span></text:span>e et renibus, multo magis<text:line-break/>in pulmone, dubitatio acciderit. Atque forsan siquis in<text:line-break/>hisce visceribus gravitatis sensus exisset , non ip<text:span text:style-name="Default_20_Paragraph_20_Font"><text:span text:style-name="T1">t</text:span></text:span>orunr xifce-<text:line-break/>1um, sed tunicarum membranammque ea conti<text:span text:style-name="Default_20_Paragraph_20_Font"><text:span text:style-name="T1">n</text:span></text:span>entium esse</text:p>
      <text:p text:style-name="P2">dixeris, praesertim quae a pulmone et jecinore suspensae<text:line-break/>pendent, nec firmiter eis adhaerent. Frequenter enim<text:line-break/>aegroti manifestam sursum ad claviculam trusionem quan-<text:line-break/>dam , ut in hepatis tumoribus , et ipsius visceris gravitatem<text:line-break/>sentiunt. Nam ut totus est felix ille, qui per omnem ritae<text:line-break/>fu<text:span text:style-name="Default_20_Paragraph_20_Font"><text:span text:style-name="T1">s</text:span></text:span>e aetatem h<text:span text:style-name="Default_20_Paragraph_20_Font"><text:span text:style-name="T1">o</text:span></text:span>c mest nunquam percepit, ita frequenter<text:line-break/>omnes eo laborant. Dicit alicubi Hippocrates : <text:span text:style-name="Default_20_Paragraph_20_Font"><text:span text:style-name="T1">Ad renem<text:line-break/>d</text:span></text:span>o<text:span text:style-name="Default_20_Paragraph_20_Font"><text:span text:style-name="T1">lor gravi</text:span></text:span>s; quemadmodum et, <text:span text:style-name="Default_20_Paragraph_20_Font"><text:span text:style-name="T1">in pulmone fit gravitas.<text:line-break/></text:span></text:span>Dicta sunt haec ab omnibus fere medicis, quum viscus i<text:span text:style-name="Default_20_Paragraph_20_Font"><text:span text:style-name="T1">n-<text:line-break/></text:span></text:span>llatnmatione correptum suerit. Sed horum nihil plerique<text:line-break/>medici i<text:span text:style-name="Default_20_Paragraph_20_Font"><text:span text:style-name="T1">n</text:span></text:span>quisierunt; imo quidam neque plenitudinem ali-<text:line-break/>quando in universo animante esse posse, sed in una quavis<text:line-break/>parte, aut etiam pluribus, temere de plenitudine pronun-<text:line-break/>ciant. Sed age, si placet, omni dubitatione remota,- in<text:line-break/>certioribus exerceamur.</text:p>
      <text:h text:style-name="Heading_20_2" text:outline-level="2">Cap. U. </text:h>
      <text:p text:style-name="P5">Certius autem lesse mihi ridetur, rursus a<text:line-break/>gravitate initium capere. Haec enim ficu si tricis facultatis<text:line-break/>plenitudinis evidentissimum esse signum apparet. Utrum</text:p>
      <text:p text:style-name="P2">igitur verum est quod dicitur, gravitatem necessario pleni-<text:line-break/>ludicis esse comitem, vel gravitati praeire plenitudinem?<text:line-break/>Non enim sime idem est in ratione vel sequi gravitatem vel<text:line-break/>praecedere. Verum etenim, cui humorum quorundam<text:line-break/>plenitudo est lu corpore , huic gravitatis sensum esse , in .<text:line-break/>illis videlicet partibus , in quibus sensu praeditis existentibus<text:line-break/>plenitudo extiterit. At verum non est, ubi gravitas .aliqua<text:line-break/>in parte est, in illa humorum esse plenitudinem. Fieri enim<text:line-break/>potest, facultatem imbecillem a stolidis partibus gravari, ut<text:line-break/>in paralysi. Nam musculis totius , quod movebatur, mem-<text:line-break/>lui ex. nervorum resolutione ad ipsius motum ac translatio-<text:line-break/>nem factis infirmis, gravitatis sensus paralyticis oboritur.<text:line-break/>Non enim sibi ipsi grave apparet, quod aegrotet, veluti mu-<text:line-break/>sicuius, vel nervus, vel denique aliud quodlibet corpus pri-<text:line-break/>mario partes movens ; sed haec allectio, quum gravitatem<text:line-break/>vocant, exsilio aliis advenire nata est, ipscque per su ner-<text:line-break/>vus , vel tundo , vel musculus, vel quaeris pars nos movens,.</text:p>
      <text:p text:style-name="P2">seipsa in validi<text:span text:style-name="Default_20_Paragraph_20_Font"><text:span text:style-name="T1">o</text:span></text:span>r imbecilli<text:span text:style-name="Default_20_Paragraph_20_Font"><text:span text:style-name="T1">o</text:span></text:span>rque fieri potest; gravare autem<text:line-break/>seipsum rerum est impossibilimn. Ubi igitur para validior<text:line-break/>evadet, validiores prioribus actiones obibit; invalidior, im-<text:line-break/>becilliores. Exempli gratia, musculus, si lue sic, qui crus<text:line-break/>movet, simus vehementer illam membri partem , cui lu-<text:line-break/>fertus est; attrahet; bono habitu praeditus , vehementissime;<text:line-break/>aeger, invalide; viribus resolutus, obscure. Quodsi vero<text:line-break/>non musculus,- sed nervus sit , qui musculum ipsum movet,<text:line-break/>istius vicissim sanitas et morbus, bonus habitus et imbecilli-<text:line-break/>tas haec in artubus expedient, quae musculus moliri dictus<text:line-break/>est. Ita vero si quoque spiritus primum sit crus movens,<text:line-break/>de eo haec dicentur. Age igitur, ponamus- perspicuitatis<text:line-break/>gratia, a spiritu, qui per nervos scrtur, musculum moveri,<text:line-break/>a musculo primum tibiam; cui musculus insertus est , dein<text:line-break/>articulum in genu; cui mus totum committitur. Vere si-<text:line-break/>quidem in hisce hypothesibus dixeris musculum ipsum mem-<text:line-break/>bruinqum ipsum totum, nempe tibiam; spiritui imbecillo</text:p>
      <text:p text:style-name="P2">gravitatem auferre. At vero si nervum moveri a spiritu,<text:line-break/>a nervo musculum, a musculo russum tibiam statuamus,<text:line-break/>spiritus imbecillis ab omnibus hisce enarratis gravabitur.<text:line-break/>Quere jam hic liquet fieri non posse, ut, quid primum gra-<text:line-break/>vet, aut gravetur, dignoscas ; nisi quid primario quamque<text:line-break/>in n<text:span text:style-name="Default_20_Paragraph_20_Font"><text:span text:style-name="T1">o</text:span></text:span>bis partem moveat , antea c<text:span text:style-name="Default_20_Paragraph_20_Font"><text:span text:style-name="T1">o</text:span></text:span>mpertum habeas. Sed id<text:line-break/>quoque ru<text:span text:style-name="Default_20_Paragraph_20_Font"><text:span text:style-name="T1">s</text:span></text:span>siam accuratius examinabimus ; de quo sermo<text:line-break/>fuit, ad finem perducatur. Atque nunc perspicuitatis gra-<text:line-break/>tia cum hypothesi fiet enarratio. . -Supponatur itaque mu-<text:line-break/>sculus esse prunum movens tum seipsum, tum tibiae os. Is<text:line-break/>equidem nequaquam sibi ipsi granis est , ne etiam quum an-<text:line-break/>beclllimus existit; <text:span text:style-name="Default_20_Paragraph_20_Font"><text:span text:style-name="T1">t</text:span></text:span>est libis illum gravat: utrum autem<text:line-break/>moveri suium cupientem, an conquiescentem, alterius non<text:line-break/>exiguae speculationis sit, quae in libris de musculorum motu<text:line-break/>definita est, citra quam speculationem neque affectionem,<text:line-break/>neque locum affectum ex gravitatis fieusibus datur dignoscere.<text:line-break/>Protinus enim quibusdam vel membrum unum, veI etiam<text:line-break/>universum corpus, dum movere fe volunt, gravatur; qui-</text:p>
      <text:p text:style-name="P2">oscentibus autem nullus grani satis sensus est; Nonnulli<text:line-break/>quoque ante motum se gravari dicunt. Quae igitur utro-<text:line-break/>rumque horum dispositio sit , nulla ratione queas deprehen-: .<text:line-break/>dere, priusquam moventia corpora; quaeque moventur lu<text:line-break/>tuto crure, adinveneris. Siquidem nervorum fibrae lu<text:line-break/>musculo primae moventur, cum his simul membranosnm<text:line-break/>genus, ven<text:span text:style-name="Default_20_Paragraph_20_Font"><text:span text:style-name="T1">o</text:span></text:span>sum, et arteriorum, ad haec ligamenta rnove<text:span text:style-name="Default_20_Paragraph_20_Font"><text:span text:style-name="T1">n-<text:line-break/></text:span></text:span>tur; gravitatis equidem ipsi sensus existis aliisque omni-<text:line-break/>bus , quae lu toto membro consistunt, exorietur. Perpeu-<text:line-break/>demus autem atque definiemus, membri quando agit ac<text:line-break/>movetur, et quando rursus quiescit gravitatem j sine. At si<text:line-break/>ligamentorum in eo genus simul cum carnosis moveatur (haec<text:line-break/>enim propria musculi est substantia] ex horum neutro gra-<text:line-break/>vitatis sensus unquam eve<text:span text:style-name="Default_20_Paragraph_20_Font"><text:span text:style-name="T1">n</text:span></text:span>erit, verum ex venis, vel arte-<text:line-break/>riis, vel adipe, vel ossibus, vel quibusdam-, vel omnibus.<text:line-break/>Atqui manifestum est, in hujusmodi licet distinctionibus <text:span text:style-name="Default_20_Paragraph_20_Font"><text:span text:style-name="T1">hae<text:line-break/>dictiones, </text:span></text:span>ex quibusdam, vel ex omnibus, omiserimus, li-.</text:p>
      <text:p text:style-name="P2">bri lectores subaudire tamen ipsas oportere, sinentes in<text:line-break/>ejusmodi orationibus coniunctiones no<text:span text:style-name="Default_20_Paragraph_20_Font"><text:span text:style-name="T1">n</text:span></text:span>. disiunctivas, sed<text:line-break/>adjunctivas esse. Unde jam perspicuum evadit, ut qui-<text:line-break/>cunque partem plenitudine laborantem velit dignoscere , is<text:line-break/>accuratam facultatum nos gubernantium , ad haec dissectio-<text:line-break/>nis , et naturae omnium animantis partium notitiam habeat,<text:line-break/>esse necessarium. Inde siquidem institutus quispiam ple-<text:line-break/>thoricae partis signa aliquando forsan invenerit.</text:p>
      <text:h text:style-name="Heading_20_2" text:outline-level="2">Cap. VI. </text:h>
      <text:p text:style-name="P5">Siquis autem nulla habile veritatis ratione,<text:line-break/>familiares studeat decipere, quod sapientiae aliquantulum<text:line-break/>sciat, huic quidem ex facili et si quid aliud licet, ea quae<text:line-break/>apud Eraflllratum in primo de fanitate tuenda traduntur,<text:line-break/>ediscere. In alio enim haud plenitudinis signa exponere<text:line-break/>aggressus est. Adhibeamus igitur animum ipsius verbis, in<text:line-break/>quibus primum sane quae tandem plethorae ( sic enim vocat<text:line-break/>venarum plenitudinem) generatio sit, explicat; delude in<text:line-break/>quibus diguotionis signa ostendit. Itaque generatio illi talis<text:line-break/>est. <text:span text:style-name="Default_20_Paragraph_20_Font"><text:span text:style-name="T1">si namque alimentum distrib</text:span></text:span>u<text:span text:style-name="Default_20_Paragraph_20_Font"><text:span text:style-name="T1">atur,. neque conc</text:span></text:span>o<text:span text:style-name="Default_20_Paragraph_20_Font"><text:span text:style-name="T1">qu</text:span></text:span>it- .</text:p>
      <text:p text:style-name="P2"><text:span text:style-name="Default_20_Paragraph_20_Font"><text:span text:style-name="T1">tur, neque. pro cuiusque c</text:span></text:span>o<text:span text:style-name="Default_20_Paragraph_20_Font"><text:span text:style-name="T1">nsuetudine elaboretur, aut ali</text:span></text:span>o<text:line-break/><text:span text:style-name="Default_20_Paragraph_20_Font"><text:span text:style-name="T1">qu</text:span></text:span>o<text:span text:style-name="Default_20_Paragraph_20_Font"><text:span text:style-name="T1">vis modo exc eruatur, necesse esi, vasa tum concocti</text:span></text:span>o-<text:line-break/><text:span text:style-name="Default_20_Paragraph_20_Font"><text:span text:style-name="T1">r</text:span></text:span>i<text:span text:style-name="Default_20_Paragraph_20_Font"><text:span text:style-name="T1">i</text:span></text:span>s . <text:span text:style-name="Default_20_Paragraph_20_Font"><text:span text:style-name="T1">tum d</text:span></text:span>i<text:span text:style-name="Default_20_Paragraph_20_Font"><text:span text:style-name="T1">stributionis repleri, et eorum actiones prohiberi,<text:line-break/>Quumque id alimentum quod prius in vasis fuit, null</text:span></text:span>o<text:line-break/><text:span text:style-name="Default_20_Paragraph_20_Font"><text:span text:style-name="T1">modo consumatur, sed atio ab iis quae nssi</text:span></text:span>i<text:span text:style-name="Default_20_Paragraph_20_Font"><text:span text:style-name="T1">muntur acce-<text:line-break/>dente, .corporis vaso quoque magi</text:span></text:span>s <text:span text:style-name="Default_20_Paragraph_20_Font"><text:span text:style-name="T1">distenduntur. At vbi<text:line-break/>alimenti accumulationem non amplias vaso rec</text:span></text:span>i<text:span text:style-name="Default_20_Paragraph_20_Font"><text:span text:style-name="T1">piunt, aliud<text:line-break/>ver</text:span></text:span>o <text:span text:style-name="Default_20_Paragraph_20_Font"><text:span text:style-name="T1">alimentum e ventriculo defertur, ea quae jam</text:span></text:span> i<text:span text:style-name="Default_20_Paragraph_20_Font"><text:span text:style-name="T1">psis<text:line-break/>intunt, in vicina spiritus vaso irrumpunt. </text:span></text:span>Hinc igitur<text:line-break/>innotescit, de plenitudine ad iufusionem lilium disserere , et<text:line-break/>quod ipsimi proprie plostrorum vocet. Ilio enim assectus<text:line-break/>plethora suium nominatur, non alius, qui ad vires. fulica-<text:line-break/>tur. Paululum autem de dign<text:span text:style-name="Default_20_Paragraph_20_Font"><text:span text:style-name="T1">a</text:span></text:span>tione progressus haec finibit-<text:line-break/><text:span text:style-name="Default_20_Paragraph_20_Font"><text:span text:style-name="T1">Jtaquepleth</text:span></text:span>o<text:span text:style-name="Default_20_Paragraph_20_Font"><text:span text:style-name="T1">rae astectum .d</text:span></text:span>i<text:span text:style-name="Default_20_Paragraph_20_Font"><text:span text:style-name="T1">gnosc</text:span></text:span>e<text:span text:style-name="Default_20_Paragraph_20_Font"><text:span text:style-name="T1">re, pr</text:span></text:span>o<text:span text:style-name="Default_20_Paragraph_20_Font"><text:span text:style-name="T1">ut dixi</text:span></text:span>m<text:span text:style-name="Default_20_Paragraph_20_Font"><text:span text:style-name="T1">us, c</text:span></text:span>o-<text:line-break/><text:span text:style-name="Default_20_Paragraph_20_Font"><text:span text:style-name="T1">nandi</text:span></text:span>i<text:span text:style-name="Default_20_Paragraph_20_Font"><text:span text:style-name="T1">m effi Quibu</text:span></text:span>s <text:span text:style-name="Default_20_Paragraph_20_Font"><text:span text:style-name="T1">igitur per</text:span></text:span> i<text:span text:style-name="Default_20_Paragraph_20_Font"><text:span text:style-name="T1">psius initia vasu mode, -at e<text:line-break/>repleta sunt, ii robustiore</text:span></text:span>s. <text:span text:style-name="Default_20_Paragraph_20_Font"><text:span text:style-name="T1">etscrtiores quam antea praeter<text:line-break/>c</text:span></text:span>o<text:span text:style-name="Default_20_Paragraph_20_Font"><text:span text:style-name="T1">nsuetud</text:span></text:span>i<text:span text:style-name="Default_20_Paragraph_20_Font"><text:span text:style-name="T1">nem apparent ; ubi vero repletio m</text:span></text:span>i<text:span text:style-name="Default_20_Paragraph_20_Font"><text:span text:style-name="T1">ti</text:span></text:span>o<text:span text:style-name="Default_20_Paragraph_20_Font"><text:span text:style-name="T1">r his ac-</text:span></text:span></text:p>
      <text:p text:style-name="P2"><text:span text:style-name="Default_20_Paragraph_20_Font"><text:span text:style-name="T1">cesserit, brachia, tibiae et manus immoderatius implen-<text:line-break/>tur, quemadmodum illis, qui ab exercitiis in d</text:span></text:span>i<text:span text:style-name="Default_20_Paragraph_20_Font"><text:span text:style-name="T1">stentionem<text:line-break/>ventunt. Qu</text:span></text:span>o<text:span text:style-name="Default_20_Paragraph_20_Font"><text:span text:style-name="T1">dsi copi</text:span></text:span>o<text:span text:style-name="Default_20_Paragraph_20_Font"><text:span text:style-name="T1">sior plethora praecedat, hae par-<text:line-break/>tes ul</text:span></text:span>c<text:span text:style-name="Default_20_Paragraph_20_Font"><text:span text:style-name="T1">erosae, tardiores et ad motum ineptiores sunt, quod<text:line-break/>unive</text:span></text:span>r<text:span text:style-name="Default_20_Paragraph_20_Font"><text:span text:style-name="T1">so corporis</text:span></text:span> f<text:span text:style-name="Default_20_Paragraph_20_Font"><text:span text:style-name="T1">unctura tanquam lassitudine apparente<text:line-break/>tendatur. Jam vero huiusmodi assectu</text:span></text:span>s .<text:span text:style-name="Default_20_Paragraph_20_Font"><text:span text:style-name="T1">morb</text:span></text:span>o <text:span text:style-name="Default_20_Paragraph_20_Font"><text:span text:style-name="T1">vicinu</text:span></text:span>s <text:span text:style-name="Default_20_Paragraph_20_Font"><text:span text:style-name="T1">est;<text:line-break/>nisi qui</text:span></text:span>s <text:span text:style-name="Default_20_Paragraph_20_Font"><text:span text:style-name="T1">scite admodum et prudenter eum salvat. </text:span></text:span>In his<text:line-break/>Erafistratus diversarum plenitudinum notas comprehendit,<text:line-break/>uscribitque nonnullas eis parum necessarias. Series autem<text:line-break/>orationis ipsius ab initio suspicienda est ; quum enim. est: <text:span text:style-name="Default_20_Paragraph_20_Font"><text:span text:style-name="T1">a<text:line-break/>principio itaque plenitudini</text:span></text:span>s, <text:span text:style-name="Default_20_Paragraph_20_Font"><text:span text:style-name="T1">quibu</text:span></text:span>s <text:span text:style-name="Default_20_Paragraph_20_Font"><text:span text:style-name="T1">vasa m</text:span></text:span>o<text:span text:style-name="Default_20_Paragraph_20_Font"><text:span text:style-name="T1">derate repleta<text:line-break/></text:span></text:span>sem<text:span text:style-name="Default_20_Paragraph_20_Font"><text:span text:style-name="T1">i, ii robustiore</text:span></text:span>s <text:span text:style-name="Default_20_Paragraph_20_Font"><text:span text:style-name="T1">scrtiore</text:span></text:span>s<text:span text:style-name="Default_20_Paragraph_20_Font"><text:span text:style-name="T1">que quam antea praeter<text:line-break/>consuetud</text:span></text:span>i<text:span text:style-name="Default_20_Paragraph_20_Font"><text:span text:style-name="T1">nem apparent;</text:span></text:span> neque aliunde sermo necessariam<text:line-break/>habet consequentiam , neque ab affectu ad ejus .nolas , neque<text:line-break/>.a notis ad affectum. Siquidem vasis moderate repletis, ro-<text:line-break/>bultiores illos et scrtiores quam prius videri non est neces-<text:line-break/>farrum, neque quum tales apparent, vnsa moderate esse<text:line-break/>repleta. Fieri enim potest, ut moderatis horum repletioni-</text:p>
      <text:p text:style-name="P2">bus imbecilliores etiam aliqui flant, vel ad neutrum. insigui-<text:line-break/>ter declinent, puta vel ad robur vel ad imbecillitatem.<text:line-break/>Si fortiores. quam antea evadant, lris concedimus non Polum<text:line-break/>cunr viribus humorum plenitudinem rnerevisse, fed inter-<text:line-break/>dum quoque decrevisse, primamque iirterdum fervere quan-<text:line-break/>litatum Nam juxta utramque hypothesur c<text:span text:style-name="Default_20_Paragraph_20_Font"><text:span text:style-name="T1">o</text:span></text:span>lligitur ex priore<text:line-break/>dicto trium esse consequentiam; adauctus quidem humores<text:line-break/>robur et imbecillitatem praeter constitutionem priorem<text:line-break/>praeterlu<text:span text:style-name="Default_20_Paragraph_20_Font"><text:span text:style-name="T1">o</text:span></text:span> facultatis in eisdem terminis permansionem co-<text:line-break/>mitari;. roboris vero accessionem humores et auctos et<text:line-break/>imminutus et moderatos sequi Intelligetur autem lu praes-<text:line-break/>enti commentario idem, sive humores sive sanguinem di-<text:line-break/>xero ; haec enim in sermonis processu distinguentur. Era-<text:line-break/>sistratus quidem suppliciter pronunciavit, nulla demonstra-<text:line-break/>tione dictis suis apposita. Nos autem non absolute, fed<text:line-break/>cum necessariis dem<text:span text:style-name="Default_20_Paragraph_20_Font"><text:span text:style-name="T1">o</text:span></text:span>nstrationibus sidenr iis , quae nupe<text:span text:style-name="Default_20_Paragraph_20_Font"><text:span text:style-name="T1">r<text:line-break/></text:span></text:span>retulimus, astruentes, exordium denuo lune ab ipsis Erasi-<text:line-break/>st.rati verbis capiemus. <text:span text:style-name="Default_20_Paragraph_20_Font"><text:span text:style-name="T1">Robustiore</text:span></text:span>s, ait, <text:span text:style-name="Default_20_Paragraph_20_Font"><text:span text:style-name="T1">et furfures ap-</text:span></text:span></text:p>
      <text:p text:style-name="P2"><text:span text:style-name="Default_20_Paragraph_20_Font"><text:span text:style-name="T1">parent. - </text:span></text:span>An divexa significant <text:span text:style-name="Default_20_Paragraph_20_Font"><text:span text:style-name="T1">robustiore</text:span></text:span>s <text:span text:style-name="Default_20_Paragraph_20_Font"><text:span text:style-name="T1">et sarti</text:span></text:span>o<text:span text:style-name="Default_20_Paragraph_20_Font"><text:span text:style-name="T1">res,<text:line-break/></text:span></text:span>atque nos duo moderatae plenitudinis signa docuit , vel duo<text:line-break/>quidem nomina, unum vero signum effatus? Ego sane ne<text:line-break/>unam quidem significati differentiam invenio , neque siecun-<text:line-break/>elum ge<text:span text:style-name="Default_20_Paragraph_20_Font"><text:span text:style-name="T1">n</text:span></text:span>us, neque secundum speciem , neque demum secum-<text:line-break/>dum majoris minorisque rationem , sed idem de utroque<text:line-break/>significari censeo. At alterum, si lubet, intensionem et in-<text:line-break/>crementum in altero ostendere ponito. <text:span text:style-name="Default_20_Paragraph_20_Font"><text:span text:style-name="T1">S</text:span></text:span>ive igitur <text:span text:style-name="Default_20_Paragraph_20_Font"><text:span text:style-name="T1">t</text:span></text:span>ortio-<text:line-break/>res de robustioribus , sive robustiores de fortioribus .dicas,<text:line-break/>una suuilique specie utriusque significationem omnino com-<text:line-break/>plecteris. Ubi namque auctio est specie manente, ibi non<text:line-break/>est duarum significationum disciplina. Patet autem Erasi-<text:line-break/>ltratum alterius plenitudinis generis , quod ad vices per-<text:line-break/>tinet, ne meminisse quidem prorsus, neque lu hoc libro.<text:line-break/>neque in aliis qui de febribus inscribuntur. Nam plotltora<text:line-break/>ipsius judicio incidentiae causa est, in qua iuilammationes<text:line-break/>consistunt, quamque febris consequitur. Plethorae gene-</text:p>
      <text:p text:style-name="P2">rationem evidenter verbis praescriptis indicavit, ubi cor..<text:line-break/>poris vnsa onerari distendique plurimum scribit. His enim<text:line-break/>verbis ipsa usus est, quemadmodum otium quod non am;<text:line-break/>plius eam sarcinam vafa queant suscipere, exuberantis lui-<text:line-break/>moris incidentiam lu arterias fieri innuit, iis quae abundant<text:line-break/>iuvenis, illuc impetum ducentibus. Omisit ergo lue quo-<text:line-break/>que in divisione quippiam. Non enim ita licendum erat<text:line-break/>absolute, quum venae nom amplius eam, <text:span text:style-name="Default_20_Paragraph_20_Font"><text:span text:style-name="T1">quae acisertur,<text:line-break/></text:span></text:span>sarcinam capiant, eorum, quae in ipsis continentur, ad<text:line-break/>spiritus vnsa impetum fieri. Multo autem melius erat li-<text:line-break/>xisse , duorum alterum praedictam venarum repletionem<text:line-break/>conulari, vel tunicae ipsius rupturam, vel sanguinis lu fpi-<text:line-break/><text:span text:style-name="Default_20_Paragraph_20_Font"><text:span text:style-name="T1">v</text:span></text:span>italia vnsa transsusionenr. caeterum putare sanguinem<text:line-break/>necessario transfundi, quod is a venis contineri nequeat,<text:line-break/>obliti <text:span text:style-name="Default_20_Paragraph_20_Font"><text:span text:style-name="T1">M</text:span></text:span>ontino est, vasis rupturam aliquando ob plenitudi-<text:line-break/>nem evenire , ut omittam anastomofiu quae sine transfusione<text:line-break/>manifeste plermnque fit in sensibilia ac ampla intestinorum,<text:line-break/>ventriculi, stomachi, faucium et oris fpatia. At quod in<text:line-break/>orationis distinctinctione deluit, non in hoc solum opere</text:p>
      <text:p text:style-name="P2">Erasistrato co<text:span text:style-name="Default_20_Paragraph_20_Font"><text:span text:style-name="T1">n</text:span></text:span>suetum est, sed lu aliis commentariis prope-<text:line-break/>modum omnibus.</text:p>
      <text:h text:style-name="Heading_20_2" text:outline-level="2">Cap. VII.</text:h>
      <text:p text:style-name="P5"><text:s/>Quod itaque enunciatum est, quid tandem<text:line-break/>sit, de integro inspiciamus. <text:span text:style-name="Default_20_Paragraph_20_Font"><text:span text:style-name="T1">Repleti</text:span></text:span>s <text:span text:style-name="Default_20_Paragraph_20_Font"><text:span text:style-name="T1">vasi</text:span></text:span>s <text:span text:style-name="Default_20_Paragraph_20_Font"><text:span text:style-name="T1">m</text:span></text:span>o<text:span text:style-name="Default_20_Paragraph_20_Font"><text:span text:style-name="T1">derate, se-<text:line-break/></text:span></text:span>i<text:span text:style-name="Default_20_Paragraph_20_Font"><text:span text:style-name="T1">psi</text:span></text:span>s <text:span text:style-name="Default_20_Paragraph_20_Font"><text:span text:style-name="T1">quam antea robustiore</text:span></text:span>s <text:span text:style-name="Default_20_Paragraph_20_Font"><text:span text:style-name="T1">apparent. </text:span></text:span>Utrum, o Erasi-<text:line-break/><text:span text:style-name="Default_20_Paragraph_20_Font"><text:span text:style-name="T1">str</text:span></text:span>ate, etiamsi cum sanguinis plenitudhre corporis robur<text:line-break/>non adaugeatur, an etiam viribus simul adauctis? Ego si-<text:line-break/>quidem necessarium plane esse dico ad actionis rigorem per-<text:line-break/>aeque facultatis <text:span text:style-name="Default_20_Paragraph_20_Font"><text:span text:style-name="T1">seu virium</text:span></text:span> robur augeri. Tu vero si iucre-<text:line-break/>mento sanguinis duntaxat facultatis actiones validiores fleri<text:line-break/>censeas, Asclepiadis sententias magis evertere, quam sucus-<text:line-break/>latis statum estruere videris. Neque enim ille simpliciter<text:line-break/>sic loquitur; cui plus sanguinis, omnino hunc robustiorem<text:line-break/>esse, cui minus, necessario imbecilliorem ; sed invenies quas-<text:line-break/>dant eum distinctiones, apparentibus consonas dicere, etsi<text:line-break/>nullam in nobis facultatem, aut animalem aut vitalem esse<text:line-break/>putet. Conspiciuntur enim quidam seipsis interdum magis</text:p>
      <text:p text:style-name="P2">sanguinei simul et fortiores evasisse , quidam fortiores simul<text:line-break/>et minus sanguinei. Quapropter quum neque sanguinis ple-<text:line-break/>nitudiue vires augeri , neque ipsius imminutione has debili-<text:line-break/>tari necesse fit, negligentius haec quoque se protulisse Erasi-<text:line-break/>stratu existimandum esu Quod si quis eum monuerit illo-<text:line-break/>rum, quae ego nunc recensui, haud inficias iverit functio-<text:line-break/>num rigorem noti sanguinis incrementum, sed facultatis ro-<text:line-break/>hur consequi. Reddamus itaque nos jam ejus sermonem<text:line-break/>perfectiorem iis quae parum integre protulit, reliqua ad-<text:line-break/>jicientes. Erit autum hujusmodi. <text:span text:style-name="Default_20_Paragraph_20_Font"><text:span text:style-name="T1">Augescente sanguine<text:line-break/>simul cum viribu</text:span></text:span>s <text:span text:style-name="Default_20_Paragraph_20_Font"><text:span text:style-name="T1">actioni</text:span></text:span>s <text:span text:style-name="Default_20_Paragraph_20_Font"><text:span text:style-name="T1">quoque robur augescere necesse<text:line-break/>esu</text:span></text:span> Equidem si ita loquamur, id verum quidem dicemus,<text:line-break/>nihil autem plus nobis ex eo ad res propositas. Quibus<text:line-break/>enim utrumque auctum est, et sanguis et facultas, eisdem<text:line-break/>actionis robur auctum quoque vere dicetur ; quibus autem<text:line-break/>vires increverunt, hisutraque necessario aucta esse, falsum.<text:line-break/>Non enim necessario facultas sunul cum sanguine augescente<text:line-break/>augetur , accidit autem aliquando , facultatem <text:span text:style-name="Default_20_Paragraph_20_Font"><text:span text:style-name="T1">t</text:span></text:span>elam augeri.</text:p>
      <text:p text:style-name="P2">Bonus enim revera gymnastes-, si quempiam susceperit, qui.<text:line-break/>sanguinem pituitofum copiosi: prae otio collegerit, et viribus<text:line-break/>imbecillior existat, paulo post eum fortiorem , uberiorisque,<text:line-break/>quam quum eum accepisset sanguinis compotem, efficiet.<text:line-break/>Quemadmodum igitur qui in actionibus fungendis validiores<text:line-break/>quam prius facti sunt, eis humores auctos esse necessum<text:line-break/>non est; ita qui seipsisin functionibus edendis robustiores<text:line-break/>evaserunt, ipsis facultatem robustiorem evasisse necesse est.<text:line-break/>At non modo ab actionum rigore auspicatus, ad facultatis<text:line-break/>robur, sed etiam a facultate ad actionum vigorem necessario<text:line-break/>devenies. Nam facultate validus, in lunctionibus obeundis<text:line-break/>robustior est. Quare haec fe invicem sequuntur, rigor<text:line-break/>actionum, facultatis robur, actionum rigorem facultatis<text:line-break/>quoque robur. Utrum enim ex eis adesse statueris, huic<text:line-break/>omnino alterum simul adest; non tamen a copiosiore. Langui-<text:line-break/>ne necessaria sumitur consequentia. .Neque enim fi la<text:span text:style-name="Default_20_Paragraph_20_Font"><text:span text:style-name="T1">r</text:span></text:span>gior<text:line-break/>quamprius existat,. necessario robustior homo evadet; neque<text:line-break/>si paucior, imbecillior erit; quemadmodum neque si pro-</text:p>
      <text:p text:style-name="P2">porti<text:span text:style-name="Default_20_Paragraph_20_Font"><text:span text:style-name="T1">o</text:span></text:span>ne reliquis hum<text:span text:style-name="Default_20_Paragraph_20_Font"><text:span text:style-name="T1">o</text:span></text:span>ribus respondeat, facultas aequaliter<text:line-break/>se habebit Pr<text:span text:style-name="Default_20_Paragraph_20_Font"><text:span text:style-name="T1">o</text:span></text:span>inde ex superio<text:span text:style-name="Default_20_Paragraph_20_Font"><text:span text:style-name="T1">r</text:span></text:span>ibus clarum est, acti<text:span text:style-name="Default_20_Paragraph_20_Font"><text:span text:style-name="T1">o</text:span></text:span>num<text:line-break/>rigorem facultatis robustae proprium et inseparabile esse in-<text:line-break/>dicium; sanguinis incrementi neque proprimn neque insu-<text:line-break/>parabile. Quod autem deinceps Erasistratus dicit, proprimn<text:line-break/>non est, sed pleth<text:span text:style-name="Default_20_Paragraph_20_Font"><text:span text:style-name="T1">o</text:span></text:span>rae inseparabile. Vocat ipsum <text:span text:style-name="Default_20_Paragraph_20_Font"><text:span text:style-name="T1">adimple-<text:line-break/>ri</text:span></text:span>, apertius tendi dixisset. Etenim gymnasi<text:span text:style-name="Default_20_Paragraph_20_Font"><text:span text:style-name="T1">o</text:span></text:span>rum quidam<text:line-break/>diligenti<text:span text:style-name="Default_20_Paragraph_20_Font"><text:span text:style-name="T1">o</text:span></text:span>res , usiam lassitudinem ulcerosam , aliam tensivam,<text:line-break/>aliam phlegmonodem appellantes, nihil aliud i<text:span text:style-name="Default_20_Paragraph_20_Font"><text:span text:style-name="T1">n</text:span></text:span>nuunt, quam<text:line-break/>membra in teusivam lassitudinem incidisse. Tunc enim cor-<text:line-break/>poris sui partem quamcunque adimpletam dicunt, quum ten-<text:line-break/>sionem quandam in se sentiunt; sentiunt itaque in iusiamma-<text:line-break/>tione tensionem, sed pulsus praeter naturam illam vel<text:line-break/>semper vel magna ex parte comitatui, quem quis clarior<text:line-break/>interpres -dolorem pulsatilern appellarit. Quibus aliud nihil<text:line-break/>quam tensio accidit, lis neque inflammati<text:span text:style-name="Default_20_Paragraph_20_Font"><text:span text:style-name="T1">o</text:span></text:span>ne lab<text:span text:style-name="Default_20_Paragraph_20_Font"><text:span text:style-name="T1">o</text:span></text:span>rat te<text:span text:style-name="Default_20_Paragraph_20_Font"><text:span text:style-name="T1">n</text:span></text:span>sa<text:line-break/>pars , neque necessario plethorica est , sed duorum alterum,<text:line-break/>vel lassa vel pleth<text:span text:style-name="Default_20_Paragraph_20_Font"><text:span text:style-name="T1">o</text:span></text:span>rica esu At si lassa, pluribus laboribus</text:p>
      <text:p text:style-name="P2">hic affectus debetur; quod si non laboraverit homo; nequa-<text:line-break/>quam ob lassitudinem lassa pars ipsa fit, verum aliter. Quam-<text:line-break/>obrem ut verum fateamur, tensionis sensus sine exercitiis<text:line-break/>.omnino plethora est. Fit namque sic loquentibus insepara-<text:line-break/>bile simul et proprium signum, utrisque se vicissim conse-<text:line-break/>fluentibus. Nam tensio. citra exercitationes plethorae co-<text:line-break/>mes est; fit e<text:span text:style-name="Default_20_Paragraph_20_Font"><text:span text:style-name="T1">n</text:span></text:span>im hujus inseparabile signum , quod tanquam<text:line-break/>a plethorae causa perimitur. Porro tantum sanguinis incre-<text:line-break/>mentum, ut venae distendi amplius non possint, necdum<text:line-break/>plethora dicenda esu Quid igitur Erasistratus in enarratione<text:line-break/>brachiorum, tibiarum, manuum que meminit? Etenim lu<text:line-break/>collo etiam et dorso et lumbis et thorace et imo ventre<text:line-break/>hujusmodi tensio constituitur. Quemadmodum autem s per-<text:line-break/>vacuo Erasistratus artuum, sic etiam plenius ulcerofi.sensus<text:line-break/>mentionem facit. Hic enim plethorae <text:span text:style-name="Default_20_Paragraph_20_Font"><text:span text:style-name="T1">n</text:span></text:span>ota no<text:span text:style-name="Default_20_Paragraph_20_Font"><text:span text:style-name="T1">n</text:span></text:span> est, verum<text:line-break/>ex mordacibus humoribus , partibus velut exulceratis nnsci-<text:line-break/>tur, vel has illorum estque conti<text:span text:style-name="Default_20_Paragraph_20_Font"><text:span text:style-name="T1">n</text:span></text:span>gente, vel sanie irritante,</text:p>
      <text:p text:style-name="P2">vel medicamento vellrcante , aut ex motionibus solis prove-<text:line-break/>niti Ut enim propria tensio lu humorum plenitudine con-<text:line-break/>tinentia vnsa distendentiunr versatur, ita sensus ulcerosus<text:line-break/>mordacem qualitatem sequitur, ideoque multis interdum in<text:line-break/>toto corpore accidit, non solum non pleth<text:span text:style-name="Default_20_Paragraph_20_Font"><text:span text:style-name="T1">o</text:span></text:span>ram, sed ne mo-<text:line-break/>deratum quidem sanguinem habentibus.</text:p>
      <text:h text:style-name="Heading_20_2" text:outline-level="2">Cap. VllI. </text:h>
      <text:p text:style-name="P5">His ita sese habentibus., quemadmodum<text:line-break/>certe fe habent, opportunum jam nobis ridetur , distluctio-<text:line-break/>nem quorumdam appo<text:span text:style-name="Default_20_Paragraph_20_Font"><text:span text:style-name="T1">n</text:span></text:span>ere, quae prius quum signa ab Era-<text:line-break/>sistrato conscripta inspiceremus , ad hanc usque seriem distu-<text:line-break/>limus. Plenitudinem itaque , sive ad vires , sive ad conti-<text:line-break/>nentium valorum capacitatem aestimetur, fatuus erat videlicet<text:line-break/>disti<text:span text:style-name="Default_20_Paragraph_20_Font"><text:span text:style-name="T1">n</text:span></text:span>guere, utrum in sanguine solo, an etiam aliis omnibus<text:line-break/>humoribus cousistere nata sit. Id namque indesuntmn ab<text:line-break/>illis relictum esu Quum igitur non solum lu morbi, penu-<text:line-break/>ria et plenitudo , sed etiam prava qualitas, omnes humores<text:line-break/>occupet, universos medicos interrogavi, tum qui ad vires<text:line-break/>tum -qui ad humorum incrementum plenitudinem aestimant,</text:p>
      <text:p text:style-name="P2">folone aucto. fanguine adeo, ut n<text:span text:style-name="Default_20_Paragraph_20_Font"><text:span text:style-name="T1">o</text:span></text:span>n contineatur, venas ex-<text:line-break/>.tendi contingat,. an si pituita vel in alium quum vis partem,<text:line-break/>aut etiam venas ipsas, vel simul cum hac, vel sine .hac bilis<text:line-break/>.quaepiam, veI sanies, vel spiritus statulentus tanta pleni-<text:line-break/>tudine coacervatus . sit,, ut a vnse. suo contineri magis .nun<text:line-break/>p<text:span text:style-name="Default_20_Paragraph_20_Font"><text:span text:style-name="T1">o</text:span></text:span>ssit, num lue quoque tunsionem experiri animal uecessa-<text:line-break/>riuin erit? Si pars, quae. tenditur , sentiat, eam in omni,<text:line-break/>quod distendit neque continetur, tensionis sensum animali<text:line-break/>excitare necesse est, et hunc affectum ,. tensionem vocitant,<text:line-break/>partes occupare , qua satius aucta eam quae tenditur partem<text:line-break/>rumpi necessum esu Id mihi quidem rebus manifesto appa-<text:line-break/>aerrtibus consentire videtur. Conspicimus enim n<text:span text:style-name="Default_20_Paragraph_20_Font"><text:span text:style-name="T1">o</text:span></text:span>n m<text:span text:style-name="Default_20_Paragraph_20_Font"><text:span text:style-name="T1">o</text:span></text:span>do<text:line-break/>nervos , vel funiculos tunsionis violentia dirumpi , fed dolia<text:line-break/>quoque multutles a musto flatulent<text:span text:style-name="Default_20_Paragraph_20_Font"><text:span text:style-name="T1">a</text:span></text:span> spiritu turgente. Nuper -<text:line-break/>.sane vas stanneum e<text:span text:style-name="Default_20_Paragraph_20_Font"><text:span text:style-name="T1">o</text:span></text:span>usque a medicatnent<text:span text:style-name="Default_20_Paragraph_20_Font"><text:span text:style-name="T1">o</text:span></text:span>.ex viperis; quod<text:line-break/>.in.eo continebatur, inflatum est; ut etiam pellis ei circum-<text:line-break/>dala. et funiculus quo deligatum erat dirumperentur et</text:p>
      <text:p text:style-name="P2">operculum curvaretur. Praeterea quod maximis interdum<text:line-break/>doloribus quidam corripiuntur, spiritu flatulento nonnullis<text:line-break/>animalis partibus insidente, quemadmodum et colo intestino<text:line-break/>faece. id accidere,, omnes arbitror movisse, quibus curae est<text:line-break/>quotidie .apud aegros visa sequi et confiderere. Praestat<text:line-break/>igitur ab omni substantia humida et flatulenta partes in ten-<text:line-break/>sivam affectionem duri existimare , vel siclum ex humoribus<text:line-break/>sanguinem exuberantem hujusmodi affectum comitari. Ita-<text:line-break/>que mrfus ad eos qui plenitudinem tanquam ad vires semper<text:line-break/>putant .constitui, digrediamur, rogemusque unum aliquod<text:line-break/>longe facillimum , tali quapiam hypothesi exempli modo<text:line-break/>proposita. Homines duo onera suis humeris imposita ba-<text:line-break/>julenf, alter quidem lignum vel lapidem, vel sarcinam est-<text:line-break/>quam gravissimam, alter vero spinas paucissimas et acutissi-<text:line-break/>mas; deinde in tali spectaculo , <text:span text:style-name="Default_20_Paragraph_20_Font"><text:span text:style-name="T1">r</text:span></text:span> qui ad <text:span text:style-name="Default_20_Paragraph_20_Font"><text:span text:style-name="T5">vj.es </text:span></text:span>plenitudinem<text:line-break/>considerant, ab eis. quaeramus, an et .paucas etiam<text:span text:style-name="Default_20_Paragraph_20_Font"><text:span text:style-name="T1">A</text:span></text:span>pinas<text:line-break/>onus appellent, an quae ab utroque baiulantium onere fit</text:p>
      <text:p text:style-name="P2">molestia commune aliquod hominibus symptoma sit, mo-<text:line-break/>lestiae vero species plurimum disserat. . . Hic enim citra pun-<text:line-break/>ctionem gravatur, ille sine gravitate pungitur.. In summa,<text:line-break/>si quis punctionem, vel morsum, vel quodlibet molestum<text:line-break/>onus plenitudinem quoque vocet, cogetur aliquando et<text:line-break/>unam spinam, vel acum tenuissimam onus appellare ; quo<text:line-break/>quid est magis ridiculum ? Absurda igitur . haec stant et<text:line-break/>praeter omnium frontinum opinio<text:span text:style-name="Default_20_Paragraph_20_Font"><text:span text:style-name="T1">n</text:span></text:span>es. Nos autem commu-<text:line-break/>nes notiones non evertere,. fed conservare statuimus. Pro-<text:line-break/>inde multum, quod gravat, interpretamur; molestum, quod<text:line-break/>mordet, vel pungit, vel quomodocunque quis vocare volu-<text:line-break/>erit. Atqui multos esse humores mordaces, alios lu nobis<text:line-break/>ipsis ortum habentes, alios extrinsecus accedentes, id om-<text:line-break/>uibus perspicuum. Sunt autem quatuor ipsorum lu majoris<text:line-break/>miuorisque ratione differentiae. Qui etenim mediocriter ro-<text:line-break/>dunt, pruritum concitant, quemadmodum scilla; vehemen-<text:line-break/>tius autem, rodentes, uti caepa; nam si test natura praedito<text:line-break/>corpori corpus nostrum paulo diutius admotum fuerit, ex<text:span text:style-name="Default_20_Paragraph_20_Font"><text:span text:style-name="T1">r.</text:span></text:span></text:p>
      <text:p text:style-name="P2">ulcerabitur. Nounulla praeterea hoc acriora sunt, in axi-<text:line-break/>meque quum ulceratus admoventur, horrorem co<text:span text:style-name="Default_20_Paragraph_20_Font"><text:span text:style-name="T1">n</text:span></text:span>citant;<text:line-break/>horrore vero extenso aucto que, id symptoma rigor appella-<text:line-break/>fur. Eadem proportione mordaces in nobis humores qua-<text:line-break/>tuor specierum constituuntur. Pruritum enim inter eosmo-<text:line-break/>vent, qui modice vellicant; sus mordaciores ulcerosum seu-<text:line-break/>sum faciunt; his adhuc vehementius mordentes horrorem ;<text:line-break/>mordacissimi rigorem. De sus autem in multis commentariis<text:line-break/>dictum est; verum quaein fecundo de symptomatum causis<text:line-break/>et quarto de sanitate tuenda tradidimus , ei qui compendium<text:line-break/>quoddam illorum velit capere , abunde sufficiunt. At siquis<text:line-break/>opus de medicamentorum facultatibus relegerit, et libros<text:line-break/>praecedentes de temperamentis, accuratius mordacium hu-<text:line-break/>morm<text:span text:style-name="Default_20_Paragraph_20_Font"><text:span text:style-name="T1">n</text:span></text:span> naturam cognoscet. Verum vulgo medicorum simile<text:line-break/>quid accidit, quod Hippocrales de istis dixit, qui fracturis,<text:line-break/>veI ejus generis affectibus laborantes, praecepta medicorum<text:line-break/>non faciunt Etenim illi, etiamsi fani velint degere riincu-</text:p>
      <text:p text:style-name="P2">ratione tamen laborem non perserunt, quemadmodum nec<text:line-break/>hi in discendo. At salutem subito consequi non possunt<text:line-break/>folo finis desiderio, nec lu scientiam, nisi tutam illam riam<text:line-break/>perfecerint, quam paulo ante indicavimus; Scient enim,<text:line-break/>si velint, ulcerosum totius corporis sensum , tum quiobim-<text:line-break/>moderatiora exercitia praeter consuetudinem suscepta ecn-<text:line-break/>tingit, tum qui citra exercitia subito oboritur, mordacis<text:line-break/>humoris esse sobolem ; ideoque plus aequo exercitatis gym-<text:line-break/>nastae oleo copiosiore, frictione molli, balueo dulcis aquae<text:line-break/>calido adamussim temperato curationem moliuntur, quo<text:line-break/>mordaces humores, qui immoderatioribus exercitiis ob adipis<text:line-break/>carnisque colliquationem , vel propter ipsos lu corpore hu-<text:line-break/>mores vehementer calefactos, generati sunt, discutiuntur.<text:line-break/>Quod si quis igitur horum demonstrationes edlscere sustinu-<text:line-break/>erit, solus ille firmiter persunsum habebit, ulcerosam affe-<text:line-break/>ctionem propter mordaces gigni humores; gravitatis, ob<text:line-break/>multos, ut ad vires; tunsu<text:span text:style-name="Default_20_Paragraph_20_Font"><text:span text:style-name="T1">r</text:span></text:span>am vero, affectionem itidem<text:line-break/>propter multos, sed ut ad continentem eos vastorum capaci-</text:p>
      <text:p text:style-name="P2">tatem., n<text:span text:style-name="Default_20_Paragraph_20_Font"><text:span text:style-name="T1">o</text:span></text:span>n ad. corporum, quae continentur, vires, <text:span text:style-name="Default_20_Paragraph_20_Font"><text:span text:style-name="T1">rela-.<text:line-break/>tionem habent. </text:span></text:span>Erafistratus in libro primo de sanitate tuen-<text:line-break/>da, ipsam evidentissime plethorae generationem recensens,<text:line-break/>tertiam dicturum affectionem docet, dein ad notas conversus,<text:line-break/>non magis de hac, quam aliis conscripsit. Etenim tensio<text:line-break/>hujus duntaxat est, quod ille adimpleri nominarit. At ul-<text:line-break/>cerosum gigni sensum , neque praedictae plenitudinis , neque<text:line-break/>istius, quae vires spectat, proprium indicium est; mullo<text:line-break/>.minus graviores ad motunrque difficiliores evadere. Si-<text:line-break/>quidem hoc plenitudinis ad vires peculiare signum esu Pa-<text:line-break/>rutu igitur ipsi abfuit, quin omnem propemodum empirico-<text:line-break/>rutu syndromen nobis descripserit-; postremo partem quan-<text:line-break/>danr notationis tritemporaneae , quam Herophilei introduxe-<text:line-break/>ruut, peraeque ac empirici, literis prodidit, ita inquiens:<text:line-break/><text:span text:style-name="Default_20_Paragraph_20_Font"><text:span text:style-name="T1">Quum enim alimentum qu</text:span></text:span>o<text:span text:style-name="Default_20_Paragraph_20_Font"><text:span text:style-name="T1">d distribuitur, neque app</text:span></text:span>o<text:span text:style-name="Default_20_Paragraph_20_Font"><text:span text:style-name="T1">nitur,<text:line-break/>neque pr</text:span></text:span>o .<text:span text:style-name="Default_20_Paragraph_20_Font"><text:span text:style-name="T1">cuiusque c</text:span></text:span>o<text:span text:style-name="Default_20_Paragraph_20_Font"><text:span text:style-name="T1">nsuetudine elaboratur , neque aliter<text:line-break/>excernitur. r</text:span></text:span>. Nihil enim refert vel haec dicere, vel. ut</text:p>
      <text:p text:style-name="P2">illi , otiosam ritam, solitormnque excrementorum suppres-<text:line-break/>lienem otiosam enim priorem ritam indicarit, <text:span text:style-name="Default_20_Paragraph_20_Font"><text:span text:style-name="T1">neque ela-<text:line-break/>boratur</text:span></text:span>, inquiens , <text:span text:style-name="Default_20_Paragraph_20_Font"><text:span text:style-name="T1">pr</text:span></text:span>o<text:span text:style-name="Default_20_Paragraph_20_Font"><text:span text:style-name="T1">ut quisque consueverat</text:span></text:span> vi excremen-<text:line-break/>torum suppressionem, dum praescriberet, <text:span text:style-name="Default_20_Paragraph_20_Font"><text:span text:style-name="T1">neque aliter ex-<text:line-break/>cernitur.</text:span></text:span> Plenitudinis significatio a tempore sumpta, ex -<text:line-break/>praeterito quidem tempore otiosum vitam simul cum exere-<text:line-break/>linitum suppressione comprehendit; ex praesenti repletio-<text:line-break/>nem, ulcerosumque affectum, et ad motum pigritiam, et.<text:line-break/>totius corporis gravitatem, aliaque hujusmodi apponit; ex<text:line-break/>futuro, quod hoc vitio laborantes, si evacuentur, .pulchre<text:line-break/>convalescunt, id quod Erasistratus omiscrat. Testimonium<text:line-break/>etenim hoc rectae diguotionis pariter .et curationis est; efi- .<text:line-break/>gnotionis autem, vel ut illi vocant, significationis, nulla<text:line-break/>pars suerit, siquidem per signa assectus significare volumus,<text:line-break/>-ut idoneam eis curationem inveniamus. Quamobrem fi ex<text:line-break/>alio quoniam sanationem commode habere liceret,- superflua<text:line-break/>essent signa. At prae<text:span text:style-name="Default_20_Paragraph_20_Font"><text:span text:style-name="T1">t</text:span></text:span>entis temporis. memor, ruborem .et</text:p>
      <text:p text:style-name="P2">valorum distentionem praetermisit, quae etiam ipsa empirici<text:line-break/>fene omnes, dogmatici non pauci, sicut alia quaedam, uti<text:line-break/>diximus, adliciunt. Verum quia et in. sanguine siclo ple-<text:line-break/>thorae generatio statuitur, non male ab illis rubor et va-<text:line-break/>forum distentio dign<text:span text:style-name="Default_20_Paragraph_20_Font"><text:span text:style-name="T1">a</text:span></text:span>tioni apposita fiunt; ad haec tamen<text:line-break/>magis, quod brachia, manus, tibias adimpleri dicunt, non<text:line-break/>citius carnium et omnium musculorum, quam venarum.ple-<text:line-break/>nitudinis secundum proprias ipsorum hypotheses esse puta-<text:line-break/>himus. Atqui sic etiam duplicem dignotionem facere nos<text:line-break/>oportet, alteram venarum harum sensilium, quas omnes<text:line-break/>homines conspicimus ; alteram illarum , quas ipsis solus spe-<text:line-break/>ctavit. Arbitror itaque jam constare iis qui animum adver-<text:line-break/>tuut, non parui esse negotii plenitudinem dignoscere. Quum<text:line-break/>autem ne verbotenus quidem illam dignoscere promptum sit,<text:line-break/>.verum omnino difficillimum, multo minus in actionibus<text:line-break/>spontaneis probe se gesserint qui neque quicquam de ipsa</text:p>
      <text:p text:style-name="Normal">-.prius meditati. sunt; neque invenerunt.</text:p>
      <text:h text:style-name="P4" text:outline-level="2">Cap. IX. </text:h>
      <text:p text:style-name="P5">Ab empiricis itaque orationem de plenitus<text:line-break/>dine rursus exordiamur, posteaquam tut<text:span text:style-name="Default_20_Paragraph_20_Font"><text:span text:style-name="T1">o</text:span></text:span> admodum dictas<text:line-break/>dubitationes efflige<text:span text:style-name="Default_20_Paragraph_20_Font"><text:span text:style-name="T1">r</text:span></text:span>e fe putant; fatentes quidem ipsi nihil<text:line-break/>omnino de plenitudinis essentia fe novisse , lu tali vero con-<text:line-break/>geris; quam fyndromeir plethoricam n<text:span text:style-name="Default_20_Paragraph_20_Font"><text:span text:style-name="T1">o</text:span></text:span>minant, utilem<text:line-break/>fanguinis detractionem observatam esse dicentes. Unive<text:span text:style-name="Default_20_Paragraph_20_Font"><text:span text:style-name="T1">r</text:span></text:span>sis<text:line-break/>enim lu unum collectis , quae a singulis dogmaticis enmne-t<text:line-break/>rata simt, ex his illorum dubitationes enitare censent: ve-<text:line-break/>rum multo magis, quam isti, si quis animum modo verbis<text:line-break/>ipsorum attendat, unguuntur : quae rursus omnia ab ex<text:span text:style-name="Default_20_Paragraph_20_Font"><text:span text:style-name="T1">o</text:span></text:span>r-<text:line-break/>dio recensere praestiterit. Esto igitu<text:span text:style-name="Default_20_Paragraph_20_Font"><text:span text:style-name="T1">r</text:span></text:span> in praeterit<text:span text:style-name="Default_20_Paragraph_20_Font"><text:span text:style-name="T1">o</text:span></text:span> temp<text:span text:style-name="Default_20_Paragraph_20_Font"><text:span text:style-name="T1">o</text:span></text:span>re<text:line-break/>consueta eduliorum diaeta, in repletione liberalior aliqua<text:line-break/>ex parte quam antea; item excrementorum suppressio , uni-<text:line-break/>versa vita otiosa; in praesenti totius corporis vel partium<text:line-break/>quarundam tensio, ad motiones pigritia, ad actiones imber<text:line-break/>crllitas, et gravitatis et ulcerosae affectionis sensus, simul-<text:line-break/>que venarum tumor; addatur, fi placet, rubor, quoniam</text:p>
      <text:p text:style-name="P2">hunc quoque n<text:span text:style-name="Default_20_Paragraph_20_Font"><text:span text:style-name="T1">o</text:span></text:span>nnulli adscribunt; quinetiam. .t<text:span text:style-name="Default_20_Paragraph_20_Font"><text:span text:style-name="T1">o</text:span></text:span>tius c<text:span text:style-name="Default_20_Paragraph_20_Font"><text:span text:style-name="T1">o</text:span></text:span>rporis<text:line-break/>inaequalis quidam tumor et lassitudinis affectio. Sunt enim<text:line-break/>qui haec adliciunt. . Interrogabimus^ igitur ipsos , quae ego<text:line-break/>adolescens adhuc empiricum praeceptorem rogavi, quum<text:line-break/>me primum haec doceret ; omniane simul dicta ad evacua-<text:line-break/>tiouis recordationem, ut ipsi ajunt, coire oportet, an si vel<text:line-break/>unum ex iis conspiciant, venam statim mordent? Ad pri-<text:line-break/>mam igitur quaestionem prompte mihi. respondit, omnia su-<text:line-break/>quiens coire necessario p hujusmodi namque rem syndromen<text:line-break/>esse, universorum eam complentium congeriem. Postquam<text:line-break/>vero primum homines duos lu memoriam revocassem , qui-<text:line-break/>bus ille ipse nuper venam incidere jussit <text:span text:style-name="Default_20_Paragraph_20_Font"><text:span text:style-name="T1">i</text:span></text:span> unum lippitutline<text:line-break/>vehementer laborantem, alterum ex vehiculo. delapsum,<text:line-break/>deinde loris implexum longius protractum, utpartes quae-<text:line-break/>dant contunderentur t post haec autum conticente ipso, alte-<text:line-break/>rius cujusdam memini, . cui et ipsi mediocriter febricitanti,<text:line-break/>dolorem vero capitis non ferenti , sanguinem. misit; rursus</text:p>
      <text:p text:style-name="P2">alii pleuritico , qui nihilo magis universam praedictum fyu-<text:line-break/>dromen haberet; haesitabat maxime quid responderet.<text:line-break/>P<text:span text:style-name="Default_20_Paragraph_20_Font"><text:span text:style-name="T1">r</text:span></text:span>oinde plures id genus alios ei produxi ; imo superiorum<text:line-break/><text:span text:style-name="Default_20_Paragraph_20_Font"><text:span text:style-name="T1">t</text:span></text:span>ubmonui , quibus non <text:span text:style-name="Default_20_Paragraph_20_Font"><text:span text:style-name="T1">t</text:span></text:span>olum non tutam fyndromen , sed<text:line-break/>ne duo quidem symptomata habentibus hominibus, quod ego<text:line-break/>affirmarim me meminisse, sangui<text:span text:style-name="Default_20_Paragraph_20_Font"><text:span text:style-name="T1">n</text:span></text:span>em ex vena detraxerit.<text:line-break/>Huic etenim, qui ex vehiculo decidit, exercitato quotidie,<text:line-break/>et consuetis omnibus excrementis abunde vacuato, medio-<text:line-break/>criter ede<text:span text:style-name="Default_20_Paragraph_20_Font"><text:span text:style-name="T1">n</text:span></text:span>ti, et tuto fere die nobiscum agenti, tum neque<text:line-break/>ipsius neque alterius cujuspiam opinione vacuatione indi-<text:line-break/>genti , quum ex vehiculo delapsus partes quasdam contudis-<text:line-break/><text:span text:style-name="Default_20_Paragraph_20_Font"><text:span text:style-name="T1">t</text:span></text:span>et, venam incidendam existimavit, nec rubore quopiam<text:line-break/>acquisito, <text:span text:style-name="Default_20_Paragraph_20_Font"><text:span text:style-name="T1">n</text:span></text:span>ec va<text:span text:style-name="Default_20_Paragraph_20_Font"><text:span text:style-name="T1">t</text:span></text:span>orum tumore, neci alio quolibet ex bis.<text:line-break/>quae syndromen <text:span text:style-name="Default_20_Paragraph_20_Font"><text:span text:style-name="T1">absolvant, </text:span></text:span>fed solo partium contusarum.<text:line-break/>dolore. Haud secus illos tractavit, qui lippitudine capi-<text:line-break/>tisque dolore affecti, nullum plane dictorum symptomatum<text:line-break/>in plethorica illa fyndrome perceperunt.. . Quin alios com-<text:line-break/>plures , qui veI nihil ex plethorica syndrome , vel non om- .</text:p>
      <text:p text:style-name="P2">usa simul quae a nobis dicta sunt, haberent, venae iircisio-<text:line-break/><text:span text:style-name="Default_20_Paragraph_20_Font"><text:span text:style-name="T1">n</text:span></text:span>em vestro judirio admisisse vidimus. Nunc enim, ajebam,<text:line-break/>omnes apud- me memoria repetens, quibus a vobis langui-<text:line-break/>nem missum esse vidimus, nemo adhuc succurrit, qui uui-<text:line-break/>veriaur hujusmodi symptomatum syndromeu haberet. Ve-<text:line-break/>rum huic quidem , quod lassitudine, nullo alio affectu labo-<text:line-break/>rabat, vena incisa est; illi, quod sebricitarct graviter , vel<text:line-break/>oculis doleret, vel capite, vel haemorrhoidum suppressione,<text:line-break/>vel fi mulier suerit, menstruorum, no<text:span text:style-name="Default_20_Paragraph_20_Font"><text:span text:style-name="T1">n</text:span></text:span> omnibus vero quae<text:line-break/>plethorrca syndronre coire postulati Si igitur .universas as-,<text:line-break/>sectiones, in quibus venae sectio proluisic observata est,.ple-:<text:line-break/>thoricas nomines , nos quoque lippitudinem , plemitim , ve-<text:line-break/>humentem dolorem, culum e curru, aliaque imrunrera ple-<text:line-break/>thoricas syndromas appellare tempus est. At si horum nihil<text:line-break/>lu plethorico concursu comprehendatur , et eorum fymptu-<text:line-break/>matum congeries , quae supra retulimus , plethorica fyndro-,<text:line-break/>me nuncupetur, nulli vena, priusquam omnia illa habeat<text:line-break/>incidenda esu Quomodo igitur ille mihi ad haec responde-^<text:line-break/>rit, quamque nihil decenter, magni otii negotium, non re-.</text:p>
      <text:p text:style-name="P1">m m a nobis nunc prop<text:span text:style-name="Default_20_Paragraph_20_Font"><text:span text:style-name="T1">o</text:span></text:span>suerunt proprium institutum. Ego<text:line-break/>autem -quum per otium nugandi tempus in praesentia non<text:line-break/>feram , cogitari st<text:span text:style-name="Default_20_Paragraph_20_Font"><text:span text:style-name="T1">u</text:span></text:span>rnos curationis universos in libro de venae<text:line-break/>sectione ostendere, qu<text:span text:style-name="Default_20_Paragraph_20_Font"><text:span text:style-name="T1">o</text:span></text:span>s etiam ipsius ne unus quidem accu-<text:line-break/>rate distincteque conscripserit.</text:p>
      <text:h text:style-name="Heading_20_2" text:outline-level="2">cap. X. </text:h>
      <text:p text:style-name="P5">Itaque relictis in prae<text:span text:style-name="Default_20_Paragraph_20_Font"><text:span text:style-name="T1">t</text:span></text:span>enti empiricis, ad<text:line-break/>rationales denuo revertamur, singula symptomata, quae<text:line-break/>. scripserunt , inspirientes. Nonnulla siquidem ipsorum<text:line-break/>plenitudinis ad vires sunt, nonnulla plenitudinis ad en-<text:line-break/>chyma , usia non : absoluto sermone plenitudinis signa<text:line-break/>sunt, <text:span text:style-name="Default_20_Paragraph_20_Font"><text:span text:style-name="T1">t</text:span></text:span>ed hujus plenitudinis, alia prorsum nullius ple-<text:line-break/>nitudinis, sed aut vitiosi cormptique humoris, aut im-<text:line-break/>becillae sacultatis, aut solidarum partium tumoris. Hoc<text:line-break/>ita <text:span text:style-name="Default_20_Paragraph_20_Font"><text:span text:style-name="T1">t</text:span></text:span>e habere, mentem fi iis quae dicentur adhibeas,<text:line-break/>condisces. Jam sime tensiva affectio quum sine exerci-<text:line-break/>tiis incidit, multam omnino substantiam in sensu prae-<text:line-break/>dito -corpore contineri ostendit; quae autem fit substantia,<text:line-break/>aut ejus species, praeterea non ostendit; nempe cunr hac</text:p>
      <text:p text:style-name="P2">parte solum ipsa trusio cuiuslibet substantiae, tenuis, cras-<text:line-break/>siae, consistentia mediae,. et flatulentae, ad haec calidae,<text:line-break/>frigidae, vel mediae communis sit; scd aliis quibusdam <text:span text:style-name="Default_20_Paragraph_20_Font"><text:span text:style-name="T1">ili-<text:line-break/></text:span></text:span>gnofcendi signis ad hujus distinctionem indiget. Porro<text:line-break/>functionum infirmitas facultatem imbecilliorem <text:span text:style-name="Default_20_Paragraph_20_Font"><text:span text:style-name="T1">o</text:span></text:span>stendit,<text:line-break/>dum id, quod movet , intercipit, .ut in manuum motu imbe-<text:line-break/>cilii; nam multas dispositi<text:span text:style-name="Default_20_Paragraph_20_Font"><text:span text:style-name="T1">o</text:span></text:span>nes. comitatur. Sive enim car- .<text:line-break/>neam atque adpossim genus cuipiam increverit, facultate<text:line-break/>eisdem terminis permanente , motus . imbecilliores fieri ner<text:line-break/>cessitas exigit, movente quidem aequali permanente, auctu<text:line-break/>vero moto; sive unus aliquis humorum, vel etiam omnes<text:line-break/>simul exuberaverint, vires autem cum eis. non adauctae fint,<text:line-break/>necesse est hic quoque functiones imbecilliores evadere.; sive<text:line-break/>utraque, et quae parenchymata v<text:span text:style-name="Default_20_Paragraph_20_Font"><text:span text:style-name="T1">o</text:span></text:span>cantur et humores, facul-<text:line-break/>tas autem non increverit; sive haec eodem modo fele hahe-<text:line-break/>ant, facultas imbecillior contigerit .P<text:span text:style-name="Default_20_Paragraph_20_Font"><text:span text:style-name="T1">o</text:span></text:span>ssent autem utraque<text:line-break/>sumsi quoque convenire, tum ut facultas inualidior;. tum</text:p>
      <text:p text:style-name="P2">humores simul cum parenchymatibus vel plures; vel paucio-<text:line-break/>res fiant , vel horum alterum. Utrum igitur. propterea sun-<text:line-break/>ctiones infirmae magis erunt in unoquoque ipforum acriden-<text:line-break/>te , et duobus , et pluribus , et simul omnibus ? Quando-<text:line-break/>quidem ob solidarun<text:span text:style-name="Default_20_Paragraph_20_Font"><text:span text:style-name="T1">t</text:span></text:span> partium nutritionem probam <text:span text:style-name="Default_20_Paragraph_20_Font"><text:span text:style-name="T1">n</text:span></text:span>otio<text:span text:style-name="Default_20_Paragraph_20_Font"><text:span text:style-name="T1">r<text:line-break/></text:span></text:span>nem aliquando infirmam magis esse factam arbitrari, homi-<text:line-break/>num est , qui ignorant facultates stolida tuta corpora transue,<text:line-break/>fed arterias et .nervos spiritibus tanquam fistulas. et canales<text:line-break/>fingunt. Deprehendes opinionis p<text:span text:style-name="Default_20_Paragraph_20_Font"><text:span text:style-name="T1">r</text:span></text:span>avitatem ex aliis multis,<text:line-break/>maxime duobus nostiis commentariis , de Hippoeratis et Pla-<text:line-break/>tonis placitis et de naturalibus facultatibus. Itaque ad bo-<text:line-break/>num habitum pr<text:span text:style-name="Default_20_Paragraph_20_Font"><text:span text:style-name="T1">o</text:span></text:span>prie spectat bona <text:span text:style-name="Default_20_Paragraph_20_Font"><text:span text:style-name="T1">s</text:span></text:span>olidarum partium nutri-<text:line-break/>tio ; probae carnis et corpulentiae .carnium inc<text:span text:style-name="Default_20_Paragraph_20_Font"><text:span text:style-name="T1">r</text:span></text:span>ementa pro-<text:line-break/>pria sunt. Plerumque igitur propo<text:span text:style-name="Default_20_Paragraph_20_Font"><text:span text:style-name="T1">r</text:span></text:span>tione adeps liberalius<text:line-break/>augebitur; inte<text:span text:style-name="Default_20_Paragraph_20_Font"><text:span text:style-name="T1">r</text:span></text:span>dum in adipe magis caro, vel sula adeps in-<text:line-break/>crescet Dictum est de sus i<text:span text:style-name="Default_20_Paragraph_20_Font"><text:span text:style-name="T1">n</text:span></text:span> commentariis. de temperamen-<text:line-break/>lis. Quemadmodum autem in carne aliud est proba caro,</text:p>
      <text:p text:style-name="P2">aliud corpulentia, sic in sanguine hoc velut quaedam Ian-<text:line-break/>guinis .probitas, illud sanguinis copia. Jam vero probitas<text:line-break/>fanguinis et qualitate et quantitate adamussim naturalis esse<text:line-break/>omnibus manifesta ridetur: Sanguinis copia, polyaemia<text:line-break/>dicta, qualitate quidem inculpata est, quantitate culpata est;<text:line-break/>verum omnino. aut naturalem habitue<text:span text:style-name="Default_20_Paragraph_20_Font"><text:span text:style-name="T1">t</text:span></text:span>, qui a generatione<text:line-break/>contigit , exuperat , aut illum qui ad vices fpectat. Etenim<text:line-break/>utraque , et facultatis robur , et sanguinis plenitudo aliquan-<text:line-break/>do praeter naturam, quam origine acceptam habent, invicem<text:line-break/>augescere possunt, quemadmodum lu probis athletarum ha-<text:line-break/>bilibus; humores namque et camelae partes- et vires pro-<text:line-break/>portione mutua in ipsis increscunt. Jam igitur perspicuum<text:line-break/>est, quod qui corporis tumorem unum esse plethorae signum<text:line-break/>dicunt, falsa praedicanti; riam venarmn tumor plethori-<text:line-break/>cum suerit signum; carnium vero et adipis tumor , illarum<text:line-break/>ip<text:span text:style-name="Default_20_Paragraph_20_Font"><text:span text:style-name="T1">t</text:span></text:span>arum plenitudinis, non tamen quam nunc inquirimus;<text:line-break/>quae etiam plethora vocatur. De hac enim plenitudine,<text:line-break/>quae videlicet evacuationem ostendit, quum aliqui ipsorum</text:p>
      <text:p text:style-name="P2">dicere statuissent, quatenus homonymiis innotescit, errave-<text:line-break/>runt adeo , ut in carnium atque adipis plenitudinem dela-<text:line-break/>berentur. Ita jam pravum ac irritum plenitudinis signum<text:line-break/><text:span text:style-name="Default_20_Paragraph_20_Font"><text:span text:style-name="T4">est: </text:span></text:span>tumor co<text:span text:style-name="Default_20_Paragraph_20_Font"><text:span text:style-name="T1">r</text:span></text:span>poris. Ipsarum enim venarum , quae oculis<text:line-break/>patent. repletionem notat, non tamen necessario inulto<text:line-break/>latentium ; fini fieri aliquando potest exterioribus venis dis-<text:line-break/>tentis, interiores non itidem distendi; ut quum subito fri-<text:line-break/>gus ipsas invadit, fanguis in altum relegit, et venae exte-<text:line-break/>riores ita sanguine destituuntu<text:span text:style-name="Default_20_Paragraph_20_Font"><text:span text:style-name="T1">r, </text:span></text:span>ut ne appareant quidem.<text:line-break/>Rursus calore exorto, vel in balneo, fanguis alto relicto,<text:line-break/>ad summam cutem exterioresque corporis partes defertur.<text:line-break/>Quod fi ardens febris extiterit, tunc quoque corpus veluti<text:line-break/>fervens necessario uritur, instatur, diffunditur. Proinde<text:line-break/>venarum tumor non est inseparabilis humorum copiae nota,<text:line-break/>ied primum hujusmodi statum in corpore esse convenit, ut<text:line-break/>neque interiores partes exterioribus , neque hae illis calore<text:line-break/>praecellant; deinde ne immoderatus in toto animante calor</text:p>
      <text:p text:style-name="P2">consistat. His ante distinctis, venarum tumor sanguineae<text:line-break/>plenitudinis, quam modo per excellentiam diximus, signum<text:line-break/>aliquando fuerit. Nam .fieri nop potest, tam exacta fan-<text:line-break/>guinem iirterdum in venis contineri, ut nihil vel bilis , vel<text:line-break/>pituitae, vel scrofae saniei inferatur. Unde nos in superio-<text:line-break/>rubus idem intelligi voluimus, sive humores, sive sanguinem<text:line-break/>abundare diceremus. Quippe immixtus et ab assis hiunori-<text:line-break/>bus sincerus fanguis nunquam in venis comprehenditur. De-<text:line-break/>monstratum enim est alibi a nobis de mixto nihil reserre,<text:line-break/>humores, an sanguinem appelles, no<text:span text:style-name="Default_20_Paragraph_20_Font"><text:span text:style-name="T1">n</text:span></text:span> tamen qualibet, sed<text:line-break/>moderata quadam mensura aliis ei admixtis, idque in ani-<text:line-break/>masseus secundum naturam sese habentibus. Universis enim<text:line-break/>in naturali symmetria adauctis cum. sanguine per excellen-<text:line-break/>tiam, idem .significat humorum nomen, nullumque dissiti-<text:line-break/>meti est humores auctos, vel sanguinem dicere, quum oratio<text:line-break/>innuat humores id ipsum omnino sibi velle, quod est pro ve-i<text:line-break/>teri proportione omnino abundare. Hoc itaque nobis sic</text:p>
      <text:p text:style-name="P2">definitum esto. Iterum ad institutum revertamur. Vena-<text:line-break/>rum fiquidern tumor, neque propter exterioris constitutionis<text:line-break/>victoriam, neque persusionem fervoremque obortus,. sim-<text:line-break/>grutis plenitudinem arguit. At talem particulam nec decii-<text:line-break/>venr figurari, nec supra alias recenter esse m<text:span text:style-name="Default_20_Paragraph_20_Font"><text:span text:style-name="T1">o</text:span></text:span>tam oportet.<text:line-break/>Quapropter oratione quadam si quis universus particulares<text:line-break/>distinctiones sit complexus , tunc venarum tumorem langui-<text:line-break/>nis plenitudinem indicare dicet, quum omnes simul parti-<text:line-break/>culae eu<text:span text:style-name="Default_20_Paragraph_20_Font"><text:span text:style-name="T1">n</text:span></text:span>dem statum cum moderato calore obtinent. Si<text:line-break/>namque pari omnes modo afficiantur , calor autem immode-<text:line-break/>ratus existat, fusio humorum, quae venas su tumorem attol-<text:line-break/>lat, interea nascitur, non tamen sanguinis , verum spiritus<text:line-break/>plenitudo ostenditur; nam humores calefacti inflantur; cujus<text:line-break/>rei gratia qui venarum tumorem, plenitudinem significare<text:line-break/>pronrmciarunt, si jam illis venis, quibus haec insint, ipsum<text:line-break/>contigisse intelligant, recte dixisse videbuntur. Plenior<text:line-break/>enim substantia est necessario, quae venis tumorem coner-<text:line-break/>flavit, quum prior extitit, etsi qualis tandem plenitudo fit,</text:p>
      <text:p text:style-name="P2">non ile liquido constat. Siquidem omnis substantiae copio-<text:line-break/>sue tumor praeter naturam communis. est, sive sa<text:span text:style-name="Default_20_Paragraph_20_Font"><text:span text:style-name="T1">n</text:span></text:span>guis purus,<text:line-break/>sive blliosns, siveferosus , sive pituitosus , sive flatulentus<text:line-break/>exulat. Quemadmodum vero hic omnis plenitudinis diffe-<text:line-break/>rentiae communis est, sic venarum quoque tensio. Etenim<text:line-break/>lraec plenitudinis quantitatum , non speciei differe<text:span text:style-name="Default_20_Paragraph_20_Font"><text:span text:style-name="T1">n</text:span></text:span>tiam fe-<text:line-break/>quitur. Quamobrem tumor sensusque tensu<text:span text:style-name="Default_20_Paragraph_20_Font"><text:span text:style-name="T1">r</text:span></text:span>us non magis<text:line-break/>humorum, quam spiritus ple<text:span text:style-name="Default_20_Paragraph_20_Font"><text:span text:style-name="T1">n</text:span></text:span>itudinem ostendet. Si quis<text:line-break/>igitur hunc in modum pronunciaverit : <text:span text:style-name="Default_20_Paragraph_20_Font"><text:span text:style-name="T1">in tensioni</text:span></text:span>s <text:span text:style-name="Default_20_Paragraph_20_Font"><text:span text:style-name="T1">sensu<text:line-break/>plenitud</text:span></text:span>o <text:span text:style-name="Default_20_Paragraph_20_Font"><text:span text:style-name="T1">est necesari</text:span></text:span>o, vere dicet. Quinetiam si hoc pa-<text:line-break/>cto dixerit: <text:span text:style-name="Default_20_Paragraph_20_Font"><text:span text:style-name="T1">sensilium partium plenitud</text:span></text:span>o <text:span text:style-name="Default_20_Paragraph_20_Font"><text:span text:style-name="T1">aisiectum quem-<text:line-break/>piam inducit, </text:span></text:span>hic quoque verus erili At si quis generali<text:line-break/>plenitudinis vel humorum nomine relicto , sanguinem in .<text:line-break/>oratione usurpet, veritatum non necessario prolaturus est,<text:line-break/>ob eas quas diximus causas. Porro quod neque plenitus<text:line-break/>duris sunpliciter, fed ejusdem, pro majoris minorisque ra-.<text:line-break/>timne , differentia et in venarum tumoribus et teusiva affe-<text:line-break/>dione versatur, inde est perspicuum. Nulla pars plena,<text:line-break/>nisi viole<text:span text:style-name="Default_20_Paragraph_20_Font"><text:span text:style-name="T1">n</text:span></text:span>tam prius tensionem experta , dolet; si vero lu</text:p>
      <text:p text:style-name="P2">tumorem, non tamen violentius attollatur, nondum tendi-<text:line-break/>tur; quamobrem tumor qui cunr tentione ob<text:span text:style-name="Default_20_Paragraph_20_Font"><text:span text:style-name="T1">o</text:span></text:span>ritur, maj<text:span text:style-name="Default_20_Paragraph_20_Font"><text:span text:style-name="T1">o</text:span></text:span>rem<text:line-break/>indicabit plenitudinem; qui vero fine tentione, minorem.<text:line-break/>Quo igitur m<text:span text:style-name="Default_20_Paragraph_20_Font"><text:span text:style-name="T1">o</text:span></text:span>do interdum luiti<text:span text:style-name="Default_20_Paragraph_20_Font"><text:span text:style-name="T1">o</text:span></text:span> nullus tumor lu venis ap-<text:line-break/>paret; tensivus autem <text:span text:style-name="Default_20_Paragraph_20_Font"><text:span text:style-name="T1">t</text:span></text:span>ensus vehemens est? Nam tensivam<text:line-break/>affecti<text:span text:style-name="Default_20_Paragraph_20_Font"><text:span text:style-name="T1">o</text:span></text:span>nem maximis tumoribus coniunctam esse oportet.<text:line-break/>Vel quia interdum tumor in venis latentibus insigniter dis-<text:line-break/>tendit, fiquidem plenitudo tum quae ad aliquid relationem<text:line-break/>habet, de qua nunc disserimus, tum quae ad vastorum capa-<text:line-break/>citatum spectat, (quam sarte plenitudinem dicimus, nondum<text:line-break/>ipfis tentis j tum quae ad tunicae distentionem refertur, ve-<text:line-break/>narum tumorem generat, sanguine supra naturalem cujus-<text:line-break/>que symmetriam copiosius increscente, ut ad illam copia<text:line-break/>referatur. Tunicae tensio quasi ipsius symmetriae exces-<text:line-break/><text:span text:style-name="Default_20_Paragraph_20_Font"><text:span text:style-name="T1">t</text:span></text:span>um declarat ; nun enim naturalis est ea tunicae tentio. Uter-<text:line-break/>que autem fanguis multus est, et qui ex naturali symmetria<text:line-break/>et qui ex tunicarum trusione aestimatur. Caeterum Erest-</text:p>
      <text:p text:style-name="P1">stratus amborum meminit, non exacte quidem, neque tam<text:line-break/>luculenter ut. egq nunc., attamen ita, ut duplicem rei natu-<text:line-break/>ranr esse declaret. Quum etenim dicit: <text:span text:style-name="Default_20_Paragraph_20_Font"><text:span text:style-name="T1">Ab initio itaque.<text:line-break/>et vasis medi</text:span></text:span>o<text:span text:style-name="Default_20_Paragraph_20_Font"><text:span text:style-name="T1">criter repletis, . r</text:span></text:span>o<text:span text:style-name="Default_20_Paragraph_20_Font"><text:span text:style-name="T1">busti</text:span></text:span>o<text:span text:style-name="Default_20_Paragraph_20_Font"><text:span text:style-name="T1">res sartioresque sc-<text:line-break/>tpsis quam prius praeter c</text:span></text:span>o<text:span text:style-name="Default_20_Paragraph_20_Font"><text:span text:style-name="T1">nsuetudinem esse apparent , </text:span></text:span>r<text:span text:style-name="Default_20_Paragraph_20_Font"><text:span text:style-name="T1">n-<text:line-break/></text:span></text:span>dicavrt immoderationem sanguinis cuique naturae m<text:span text:style-name="Default_20_Paragraph_20_Font"><text:span text:style-name="T1">o</text:span></text:span>dum<text:line-break/>excessisse ; ex quibus deinceps inserens ait : <text:span text:style-name="Default_20_Paragraph_20_Font"><text:span text:style-name="T1">Ubi pleni</text:span></text:span>o<text:span text:style-name="Default_20_Paragraph_20_Font"><text:span text:style-name="T1">re</text:span></text:span>s<text:line-break/><text:span text:style-name="Default_20_Paragraph_20_Font"><text:span text:style-name="T1">mult</text:span></text:span>o <text:span text:style-name="Default_20_Paragraph_20_Font"><text:span text:style-name="T1">evaserint, brachia, mant</text:span></text:span>is e<text:span text:style-name="Default_20_Paragraph_20_Font"><text:span text:style-name="T1">t tibiae imm</text:span></text:span>o<text:span text:style-name="Default_20_Paragraph_20_Font"><text:span text:style-name="T1">deratiu</text:span></text:span>s<text:line-break/><text:span text:style-name="Default_20_Paragraph_20_Font"><text:span text:style-name="T1">replentur, </text:span></text:span>ceu tunicarum sanguinem continentium ametriam<text:line-break/>innuit. Unde c<text:span text:style-name="Default_20_Paragraph_20_Font"><text:span text:style-name="T1">o</text:span></text:span>lligitur duos esse terminos sanguinis supra<text:line-break/>v naturam adaucti; pri<text:span text:style-name="Default_20_Paragraph_20_Font"><text:span text:style-name="T1">o</text:span></text:span>rem, quum venis impletis tunicae<text:line-break/>ipsarum praeter naturalem cujusque statum in tumorem at-<text:line-break/>tolluntur; alterum, ubi ad hoc tunsio quoque accedit, quum<text:line-break/>lu plenitudine, quae ad vices pertinet, ne alterum quidem<text:line-break/>conspiciatur. Atque haec quidem de istis dixisse sufficit.</text:p>
      <text:h text:style-name="Heading_20_2" text:outline-level="2">Cap. XI. </text:h>
      <text:p text:style-name="P6">Verum rubor, cujus et ipsi meminerunt,<text:line-break/>non plenitudinis simpliciter, sed sanguineae plenitudinis<text:line-break/>nota esu Desiderat autem ipse distinctiones easdem, quas</text:p>
      <text:p text:style-name="P2">tumor; fi namque ob causas externas eveniat, ut ob solem,<text:line-break/>vel balneum, vel exercitationem; vel iter, vel ut summa-<text:line-break/>tim dicam, ob calorem, ita ve<text:span text:style-name="Default_20_Paragraph_20_Font"><text:span text:style-name="T1">r</text:span></text:span>o si ob iracundiam pudo-<text:line-break/>remque , et quaecumque similia , cuj os generis sunt acutae<text:line-break/>febres , jam non sanguinem indicat. Proinde quum aequalis<text:line-break/>totius corporis affectio suerit, nullum autem eorum quae<text:line-break/>percensuimus adsit, tunc nimirum rubor plenitudinis san-<text:line-break/>guineae universi corporis animantis nota extiterit; sin minus,<text:line-break/>certe illius partis, in qua apparet. Quin et inflammationr-<text:line-break/>bus, sive in musculis hae, sive in cute consistant, hujus-<text:line-break/>tnodi color plethoricos morbos comitatur. Sed de rnflam-<text:line-break/>matiouibus abunde fatis in commentario de tumoribus p<text:span text:style-name="Default_20_Paragraph_20_Font"><text:span text:style-name="T1">r</text:span></text:span>ae-<text:line-break/>ter naturum disseruimus , demonstrantes ipsos omnes pari-<text:line-break/>ter ab humorum plenitudnre aliis atque aliis interdum parti-<text:line-break/>bus incumbentium constitui. Jam vero non de sus, verum,<text:line-break/>uti prius diximus, de illa plenitudine sermo est, quae ple-<text:line-break/>thora vocatur, quaeque redundantia humorum in toto cor-<text:line-break/>pore consistens desinitur. Non autem sic plenitudinem in</text:p>
      <text:p text:style-name="P2">toto corpore co<text:span text:style-name="Default_20_Paragraph_20_Font"><text:span text:style-name="T1">n</text:span></text:span>stitui dicimus , ut partium genus utrumque,<text:line-break/>et vasorum et ceruium, laesionem acceperit. Nonnunquam<text:line-break/>enim alterunr duntaxat affici contingit, tanquam suetiam<text:line-break/>utralibet pars occupata fit <text:span text:style-name="Default_20_Paragraph_20_Font"><text:span text:style-name="T1">n</text:span></text:span>on in una quapiam parte, vel<text:line-break/>duabus , verum aut in toto animali , vel pluribus rtobilissi-<text:line-break/>misque partibus haec eveniat. Eodem modo tumorem,<text:line-break/>qualisnam sit, deprehendere, viri est in rebus dignosce<text:span text:style-name="Default_20_Paragraph_20_Font"><text:span text:style-name="T1">n</text:span></text:span>dis<text:line-break/>exercitatissimi. In carnoso namque genere unus tumor ip- .<text:line-break/>sarum carnimn est, alter humorum, carne tanquam lana<text:line-break/>quapiam aut spongia supervacuo humore repleta. Atqui<text:line-break/>talis in carnibus plenitudo ei, quae ex vasorum infusione<text:line-break/>nomen accipit; proportione respondet; altera plenitudo<text:line-break/>issi, quae ad vires vel cum gravitate, non est dissimilis; re-<text:line-break/>cordantibus nobis, nihil interesse, decomposita cerne, vel<text:line-break/>de musculis disputes; praeterea .si plenitudinis carnium fiat<text:line-break/>mentio, musculos, non simplicem illam carnem, quam .-<text:line-break/>parenchyma nonnulli vocant , inaudiendam esse. In arte-<text:line-break/>riis farre et venis non fimiliter ad vires plenitudo aegris</text:p>
      <text:p text:style-name="P2">ipsis percipitur, nisi qui natura ad sentiendum suerint ac-<text:line-break/>c<text:span text:style-name="Default_20_Paragraph_20_Font"><text:span text:style-name="T1">o</text:span></text:span>mmodatissima; e;usmodi solis <text:span text:style-name="Default_20_Paragraph_20_Font"><text:span text:style-name="T1">o</text:span></text:span>bscura quaepiam ac profun-<text:line-break/>da gravitas in c<text:span text:style-name="Default_20_Paragraph_20_Font"><text:span text:style-name="T1">o</text:span></text:span>rp<text:span text:style-name="Default_20_Paragraph_20_Font"><text:span text:style-name="T1">o</text:span></text:span>re apparet. Quamobrem aliae quaedam<text:line-break/>talis plenitudinis notae manifesti<text:span text:style-name="Default_20_Paragraph_20_Font"><text:span text:style-name="T1">o</text:span></text:span>res inquirendae sunt. At<text:line-break/>quum plerique medicorum segniter eam tractaverunt, n<text:span text:style-name="Default_20_Paragraph_20_Font"><text:span text:style-name="T1">o</text:span></text:span>u-<text:line-break/>nullrne pr<text:span text:style-name="Default_20_Paragraph_20_Font"><text:span text:style-name="T1">o</text:span></text:span>rsus inspexerint quidem, alii multa omiserint,<text:line-break/>nulla certior firmi<text:span text:style-name="Default_20_Paragraph_20_Font"><text:span text:style-name="T1">o</text:span></text:span>rque nota arteriarum m<text:span text:style-name="Default_20_Paragraph_20_Font"><text:span text:style-name="T1">o</text:span></text:span>tu inventa -est,<text:line-break/>quem in libris de pulsibus c<text:span text:style-name="Default_20_Paragraph_20_Font"><text:span text:style-name="T1">o</text:span></text:span>piose declaravimus. Siquidem<text:line-break/>venae una cum- arteriis saepenumer<text:span text:style-name="Default_20_Paragraph_20_Font"><text:span text:style-name="T1">o</text:span></text:span> pleth<text:span text:style-name="Default_20_Paragraph_20_Font"><text:span text:style-name="T1">o</text:span></text:span>ra c<text:span text:style-name="Default_20_Paragraph_20_Font"><text:span text:style-name="T1">o</text:span></text:span>rripiuntur<text:line-break/>propter vas<text:span text:style-name="Default_20_Paragraph_20_Font"><text:span text:style-name="T1">o</text:span></text:span>rum confluentiam , quam alibi saepe dem<text:span text:style-name="Default_20_Paragraph_20_Font"><text:span text:style-name="T1">o</text:span></text:span>nstra-<text:line-break/>ulmus; aliquando viscesis vel orastis humoribus in venis col-<text:line-break/>lectis, haud ita facilis eorum in arterias -transsufio c<text:span text:style-name="Default_20_Paragraph_20_Font"><text:span text:style-name="T1">o</text:span></text:span>munt-<text:line-break/>titur ; at hujusmodi rarum est. Nisi enim summe crassi aut<text:line-break/>visc<text:span text:style-name="Default_20_Paragraph_20_Font"><text:span text:style-name="T1">o</text:span></text:span>si hum<text:span text:style-name="Default_20_Paragraph_20_Font"><text:span text:style-name="T1">o</text:span></text:span>res extiterint, omnin<text:span text:style-name="Default_20_Paragraph_20_Font"><text:span text:style-name="T1">o</text:span></text:span> transfundemur. Equi-<text:line-break/>dem in ejusm<text:span text:style-name="Default_20_Paragraph_20_Font"><text:span text:style-name="T1">o</text:span></text:span>di affectionibus plenitudinis in venis collectae<text:line-break/>nulla evidens nota est, sed ex arteriarum motu licet capere,<text:line-break/>etsi quam maxime Nicarcho et Praxagorae ridetur; attamen</text:p>
      <text:p text:style-name="P7">fangmnem arteriis non transmittunt. In alus plethorae as-<text:line-break/>sectionibus pulsuum signis fides adhibenda est, quae privato<text:line-break/>opere a nobis explicata sunt. Caeterum species plenitudi-<text:line-break/>nis, quum iit totum corpus aequabiliter humoribus diffusa (<text:line-break/>fuerit extensaque, hoc modo distinguendae sunt. Russi-:<text:line-break/>cunda siquidem sanguinis plenitudo est; subpallida vero fla-.<text:line-break/>vae bilis ; albescens immoderatius ab eo qui secundum natu-<text:line-break/>1 am est statu decessit , quum pituita exuperat ; ut si atra bi-<text:line-break/>lis , magis atra est plenitudo. Porro in singulis quae com-<text:line-break/>memoravmrus , sanguinem simul auctum esse oportet. Nam<text:line-break/>si pallida bilis et flava nominata aliquando exuberaverit, ut<text:line-break/>in. regio morbo laborantibus, non adhuc plenitudo,. nec<text:line-break/>plethorica affectio, sed vitiosus humor hujusmodi assectus<text:line-break/>esit. Hoc pacto in atra bile. et pituita dicendum esu Ubi<text:line-break/>.vero , sicut antea diximus , vel gravitas ; vel tumor supra<text:line-break/>naturalem statum sit, plethorica quidem talis affectio dicetur;<text:line-break/>ex colore autem praepollentis humoris speciem cognoscere<text:line-break/>oportet, Verum sula bilis, nullum plenitudinis inseparabile</text:p>
      <text:p text:style-name="P2">fymptoma potest effi cere, neque tumorem certe, neque gra-<text:line-break/>vitateuu Nam altera quaedam ante hanc erit affectio , prius-<text:line-break/>t quam eo corpus increverit. Item pituita, et haec non quae-<text:line-break/>libet simpliciter, modo fota suerit, sed ea quae lu hyderis,<text:line-break/>quos leucophlegmatiae appellant, lu universo corpore. red-<text:line-break/>undare poterit. At liquet etiam crudam , quae humorem-<text:line-break/>dus nominatur , luter pituitae species lu praesenti sermone<text:line-break/>ponendam esse. Etenim si diversam ab illo statuamus , prae-<text:line-break/>ter plenitudinis differentias quas nuper retulimus, necesse<text:line-break/>est ejusdem quoque humoris discrimen apponere. Est autem .<text:line-break/>humor hic pituita crassior , minusque flatulentus, qualis in<text:line-break/>minis subsidet, maxime iis, qui copiosum ex voracitate <text:span text:style-name="Default_20_Paragraph_20_Font"><text:span text:style-name="T1">t</text:span></text:span>esti-<text:line-break/>mentum elixis fabis simile continenti Atqui tusis humor<text:line-break/>saepe illis universim per alvum ductus est , qui ab exercitiis<text:line-break/>quidem abstinuerunt, . cibis autem liberalissime ufi sunt,- bale<text:line-break/>neisque a pastu. Imo et huic Immori, sicut pituitae, albedo<text:line-break/>quaedam decolor in toto corpore subsistit. Inter reliquas</text:p>
      <text:p text:style-name="P2">pituitae species alia dulcis est, alia acida, alia falsa. Dulcis<text:line-break/>somnolentos facit; arida quum abundat, famelicos; qrrenr-<text:line-break/>admo dum et falsa, quum exuperat, sitibundos; cruda vero<text:line-break/>praedicta cibos fastidientes <text:span text:style-name="Default_20_Paragraph_20_Font"><text:span text:style-name="T1">parit.. </text:span></text:span>Aliae pituitae praedictae<text:line-break/>paulo majorem naturali somnum conciliant. At crudus hu-<text:line-break/>mor, quemadmodum dulcis pituita , manifesto somnolentus<text:line-break/>efficit. Monstratum namque est alibi , sensuum principio<text:line-break/>humectato et frigescente., sopor<text:span text:style-name="Default_20_Paragraph_20_Font"><text:span text:style-name="T1">at</text:span></text:span>am sequi affectionem;<text:line-break/>quemadmodum siccescente et calescente , vigilias ; hoc me-<text:line-break/>do et biliosi omnes propter utramque bilem insomnes agunt.<text:line-break/>lu atra- praecipue adest morositas , a<text:span text:style-name="Default_20_Paragraph_20_Font"><text:span text:style-name="T2">n</text:span></text:span><text:span text:style-name="Default_20_Paragraph_20_Font"><text:span text:style-name="T3">imi</text:span></text:span> demissio , et <text:span text:style-name="Default_20_Paragraph_20_Font"><text:span text:style-name="T3">sin</text:span></text:span>e<text:line-break/>ratione tristitia. Quod si non universo in corpore praedicti<text:line-break/>humores mundaverint, in una vero parte quapiam congesti<text:line-break/>sint, tumores praeter naturam in ipsis corporibus generant,<text:line-break/>de quibus in alio opere cousideratio instituitur. Atque ipsis.<text:line-break/>nunc. illorum symptomata- dicta fiunt, praeter decoloratio-<text:line-break/>nem et. .ea quae cerebrum et stomachum occupant. Etenim<text:line-break/>vigiliae et somni cerebro,. appetentiae cibi et fastidia, sto-</text:p>
      <text:p text:style-name="P2">macho aliis alias affecto accepta feruntur. Clarum vero<text:line-break/>est os ventriculi stomachi nomine hic vocatum, in quo<text:line-break/>pituita collecta, ut paulo ante recensuimus, appetentiae ex-<text:line-break/>citaxit. Qui flava bile abundant, fitibundi nauseabundi-<text:line-break/>que ob bilem evadent, et os ipsis amarum esu Ex atra,<text:line-break/>fubmissi animo, et morosi, horribiles, a potu abstinentes,<text:line-break/>saliva pleni; at non omnes cibum refugiunt, <text:span text:style-name="Default_20_Paragraph_20_Font"><text:span text:style-name="T1">t</text:span></text:span>est quidam ex<text:line-break/>ipsis ; lu vero abunde famelici funt , quibus atra bilis arida<text:line-break/>qualitate exuberat. Hoc autem evenit, ubi ipsa malignior<text:line-break/>evadit. Caeterum vel ut sanguinis faex tantum est, non-<text:line-break/>dum exacte arida, praestiterit forsan hujusmodi humorem<text:line-break/>non atram bilem, fed melancholicum, quatenus ita diritur,<text:line-break/>appellare, quemadmodum consuevimus, ideo quod atrae<text:line-break/>hili vicinus sit, <text:span text:style-name="Default_20_Paragraph_20_Font"><text:span text:style-name="T1">eju</text:span></text:span>s<text:span text:style-name="Default_20_Paragraph_20_Font"><text:span text:style-name="T1">que naturam siatim subituru</text:span></text:span>s. At de<text:line-break/>vitiosorum humorum differentiis disserendi nunc tempus non<text:line-break/>est , quod nec plenitudinem ipsos nominari dixerim ; verum<text:line-break/>non simpliciter quod redundat quomodocunque , invenire,<text:line-break/>oxnrnus rutu. vrr.</text:p>
      <text:p text:style-name="P2">sed de plenitudine agere nobis est propositum Haec autem<text:line-break/>est humorum in animantis corpore redundantia. Neque<text:line-break/>igitur particularium tumorum, neque vitiosi humoris species<text:line-break/>in hoc.sermone audire desiderandum est, sed quum universi<text:line-break/>vel juxta pristinam proportionem increverint, vel exiguum<text:line-break/>quendam excelsum unus inter eos acceperit. ltaque sanguis<text:line-break/>in plethoricis affectionibus vehementer potest . praecellere ;<text:line-break/>aliorum humorum nullus. Etenim cacochymia nunc (<text:span text:style-name="Default_20_Paragraph_20_Font"><text:span text:style-name="T1">quam<text:line-break/>vitiosum humorem interpr</text:span></text:span>e<text:span text:style-name="Default_20_Paragraph_20_Font"><text:span text:style-name="T1">tati sumus</text:span></text:span>) hujusmodi, non ple-<text:line-break/>nitndo adhuc, neque plethora nonnnatm. Quere pulsus<text:line-break/>etiam in cacochymiis humorum naturae peculiares omnino<text:line-break/>sunt; in superioribus plenitudinibus non .similiter manifestas<text:line-break/>servant differentias, quia .humor redundans sanguinis pau-<text:line-break/>lulum admixtum prorsus habet. Ubi sane vehementer exu-<text:line-break/>peraverit, <text:span text:style-name="Default_20_Paragraph_20_Font"><text:span text:style-name="T1">j</text:span></text:span> tales pulsus ob bilem flavam oriri necesse est,<text:line-break/>quales loqui diximus exiccata corde et incalescente. Pro-<text:line-break/>p ter. atram rursus ejusmodi, quales, si refrigeretur idem<text:line-break/>siccescatque, provenire docuimus. Eadem ratione, siquando</text:p>
      <text:p text:style-name="P2">pituita alios vicerit, pulsus frigidae hnmidaeque affectionis<text:line-break/>inlices procreabit Sanguinem adamussim naturali habitu<text:line-break/>praeditum nulla pristinae constitutionis immutatio comita-<text:line-break/>tur. Quum humido magis abundat, pulsus itidem immu-<text:line-break/>tantus; ut et si calidior et frigidior quam antea fiat.<text:line-break/>Porro hujus generis universa in opere de pulsibus distincta<text:line-break/>sunt. In praesentia tantum dixisse satis est, sanguinem vi-<text:line-break/>deliceti ex^ otio humidoque rictu, aquosis recrementisin eo<text:line-break/>redundantibus , humidiorem atque prius evadere ; ex ira-<text:line-break/>cundia, exercitus, aestu, frictionibus, medicamento cale-<text:line-break/>faciente, alimento calido, rino meraciore, vetustioreque<text:line-break/>calidiorem; quemadmodum ex frigore quodam recenti fri-<text:line-break/>gidiorern. Quod si quispiam cibis siccioris temperamenti;<text:line-break/>alia tamen nulla intemperie praeditis ; plenius usus suerit,<text:line-break/>fanguis illi siccior luturus est. Quinetiam^ per coniugium.<text:line-break/>humidior et frigidior, vel frigidior et siccior, calidior et<text:line-break/>humidior, vel calidior et siccior ob praedictas causas sine</text:p>
      <text:p text:style-name="P2">alterius cujusquam humoris exsuperantia reddetur.. At si<text:line-break/>propter illorum mixtionem intemperiem subeat, haec cum<text:line-break/>vitioso humore talis intemperies constituetur, quae etiamnum<text:line-break/>sanguine vel calidiore, vel frigidiore humidioreque impeti-<text:line-break/>dio fieri dicitur ; pari modo secundum alias fex intemperies<text:line-break/>(universae namque numero fia<text:span text:style-name="Default_20_Paragraph_20_Font"><text:span text:style-name="T1">n</text:span></text:span>t octo] secus autem quam cum<text:line-break/>solus ipse sua natura talis fuit. Jam vero pulsus fecundum<text:line-break/>.octo intemperies fperiem illam obtinebunt, qualem <text:span text:style-name="Default_20_Paragraph_20_Font"><text:span text:style-name="T3">in</text:span></text:span> com-<text:line-break/>mentario de pulsibus explicarimus. Verum soliusne fan-<text:line-break/>guinis sit, an humoris c<text:span text:style-name="Default_20_Paragraph_20_Font"><text:span text:style-name="T1">n</text:span></text:span>juspiam ei admisti, distinguendum<text:line-break/>est praesenti c<text:span text:style-name="Default_20_Paragraph_20_Font"><text:span text:style-name="T1">o</text:span></text:span>rporis totius colore, aliisque symptomatibus,<text:line-break/>quae de somno, vigilia , vel appetentia et cibi fastidio aliis-<text:line-break/>que ante paulum commemorata fiunt; ad haec praecedente<text:line-break/>victus ratione, exercitiis, et iis quae ipsi aegro accidere<text:line-break/>consuerunt; insuper anni tempore, regione, et. naturali<text:line-break/>corporis deusitate atque raritate. Etenimfatius est ex onec<text:line-break/>nibus fidem dign<text:span text:style-name="Default_20_Paragraph_20_Font"><text:span text:style-name="T1">a</text:span></text:span>tioni astruere, non ex uno., vel duobus,</text:p>
      <text:p text:style-name="P2">quum probe sciamus Polam ipsam in arte plurimum conjecsu-<text:line-break/>rae acceptum ferre, dico jam hanc artis parteni; quae omni<text:line-break/>dign<text:span text:style-name="Default_20_Paragraph_20_Font"><text:span text:style-name="T1">a</text:span></text:span>tioni servit, non modo cacochymiae; vel plenitudini,<text:line-break/>quas nunc definire instituimus, siquidem actiones; vel<text:line-break/>morborum causae, vel remedia, exactiorem habent notitiam.<text:line-break/>Diximus de sus ipsis copiosius alibi. Atque nunc fatis erit,<text:line-break/>praeposit<text:span text:style-name="Default_20_Paragraph_20_Font"><text:span text:style-name="T1">o</text:span></text:span> abunde definito, i<text:span text:style-name="Default_20_Paragraph_20_Font"><text:span text:style-name="T1">n</text:span></text:span> eodem manum supremam<text:line-break/>operi imponere. .. Absolutus autem sermo evaserit, fi exem-<text:line-break/>plura adhuc ei subiungatur. Fingamus -jam h<text:span text:style-name="Default_20_Paragraph_20_Font"><text:span text:style-name="T1">o</text:span></text:span>mini nulla<text:line-break/>febre lab<text:span text:style-name="Default_20_Paragraph_20_Font"><text:span text:style-name="T1">o</text:span></text:span>ranti venas plenius intumescere, et. universum<text:line-break/>.corpus. praeter modum rubere. Cousiderandum igitur venit,<text:line-break/>an nulla. calefaciens causa ei accesserit. Si enim appareat,<text:line-break/>melius erit, donec ex- illa motus in toto corpore constituatur,<text:line-break/>dignotionem differre; quia nec irascentem,. vel lotum , vel<text:line-break/>lavantem fe , vel exercitatum , vel vino recenter impletum,<text:line-break/>vel alio quovis mod<text:span text:style-name="Default_20_Paragraph_20_Font"><text:span text:style-name="T1">o</text:span></text:span> calefactum; dignoscere convenit, sed<text:line-break/>motionibus externis. omnibus. in. quiete cessa<text:span text:style-name="Default_20_Paragraph_20_Font"><text:span text:style-name="T1">n</text:span></text:span>tibus. Nam</text:p>
      <text:p text:style-name="P2">si tunc ejusmodi appareat, sanguinem homini exuberare ju-<text:line-break/>dicabis. Inde alia sunt inspicienda ; primo sane , quae ma-<text:line-break/>ximam habent facultatem; deinceps reliqua. Ostendimus<text:line-break/>gravitatem , tunsionem , . ad motum pigritiam ; mox pulsus,<text:line-break/>vigilias, somnos,. appetentius cibi, et sastidia, aliaque fimi-.<text:line-break/>lia. Postremo praecedentia lingula, quae plenitudinem<text:line-break/>faciunt, au consueta quaepiam excretio suppressa sit, an<text:line-break/>exercitatio neglecta, an pleniores multumque nutrientes cibi<text:line-break/>continenter assumpti sint, an post alimenta insuetis balucis<text:line-break/>usus fuerit, . ad haec quoque an crebro plethoricis morbis<text:line-break/>homo corripiatur; accedunt his omnibus inditia a loco et<text:line-break/>anni tempestate sumpta, -vel si aliud tale velis apponere;<text:line-break/>non aequalem omnibus causam distribuens, ut nec in aliis<text:line-break/>artis -partibus. .Nonnullae siquidem notae scientificaefurit;<text:line-break/>ut tunsio, gravitas, venarum tumor, pigritia,. color, puls<text:line-break/>suum motio, cunctis videlicet accessoriis motibus separatis.<text:line-break/>Nonnullae ab his declinant,- velut excrementorum suppressio,</text:p>
      <text:p text:style-name="P2">vita otio<text:span text:style-name="Default_20_Paragraph_20_Font"><text:span text:style-name="T1">t</text:span></text:span>a, cibi plures et valentes, atque post nutritio-<text:line-break/>nem baluea. Ubi namque universa conveniunt, scientificis<text:line-break/>vicina fiunt. Tertium praeter haec ordinem occupa<text:span text:style-name="Default_20_Paragraph_20_Font"><text:span text:style-name="T1">n</text:span></text:span>t, si<text:line-break/>ex consuetudine plethoricis affectibus homo corripiatur.<text:line-break/>Delude loci temporumque ratio est, quae ipsa omnia consti-.<text:line-break/>tuit; quoniam hyeme et vere frigidis et temperatis regioni.<text:line-break/>bus plenitudinem magis accunmlant; calidis .et siccis anni<text:line-break/>temporibus locisque minus ; ita in superficie cutis densi.<text:line-break/>crebrius, rariores- parciu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7</dc:title>
    <dc:subject/>
    <meta:initial-creator>Galien</meta:initial-creator>
    <meta:creation-date>2023-01-12T08:17:00Z</meta:creation-date>
    <dc:date>2023-01-12T09:21:33.709000000</dc:date>
    <meta:editing-cycles>3</meta:editing-cycles>
    <meta:editing-duration>PT3M28S</meta:editing-duration>
    <meta:document-statistic meta:table-count="0" meta:image-count="0" meta:object-count="0" meta:page-count="71" meta:paragraph-count="92" meta:word-count="10254" meta:character-count="71346" meta:non-whitespace-character-count="61173"/>
    <meta:template xlink:type="simple" xlink:actuate="onRequest" xlink:title="" xlink:href="Normal.dotm"/>
  </office:meta>
</office:document-meta>
</file>